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orizontal_20_Line">
      <style:paragraph-properties style:border-line-width-bottom="0.035cm 0.035cm 0.035cm" fo:padding="0cm" fo:border-left="none" fo:border-right="none" fo:border-top="none" fo:border-bottom="3pt double #808080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3333"/>
    </style:style>
    <style:style style:name="T2" style:family="text">
      <style:text-properties fo:color="#ff3333" officeooo:rsid="001721e3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>
        <form:form form:name="tree" form:apply-filter="true" form:method="post" form:control-implementation="ooo:com.sun.star.form.component.Form" xlink:href="file:///../tools-bin/ete" xlink:type="simple">
          <form:properties>
            <form:property form:property-name="PropertyChangeNotificationEnabled" office:value-type="boolean" office:boolean-value="true"/>
          </form:properties>
        </form:form>
        <form:form form:name="tree" form:apply-filter="true" form:method="post" form:control-implementation="ooo:com.sun.star.form.component.Form" xlink:href="file:///../tools-bin/et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a xlink:type="simple" xlink:href="https://www.genome.jp/tools/clustalw/" text:style-name="Internet_20_link" text:visited-style-name="Visited_20_Internet_20_Link">CLUSTALW Result</text:a></text:h>
      <text:p text:style-name="Text_20_body">[<text:a xlink:type="simple" xlink:href="https://www.genome.jp/tools-bin/clustalw#clustalw.aln" text:style-name="Internet_20_link" text:visited-style-name="Visited_20_Internet_20_Link">clustalw.aln</text:a>][<text:a xlink:type="simple" xlink:href="https://www.genome.jp/tools-bin/clustalw#clustalw.dnd" text:style-name="Internet_20_link" text:visited-style-name="Visited_20_Internet_20_Link">clustalw.dnd</text:a>][<text:a xlink:type="simple" xlink:href="https://www.genome.jp/tools/clustalw/clustalw_readme.html" text:style-name="Internet_20_link" text:visited-style-name="Visited_20_Internet_20_Link">readme</text:a>]</text:p>
      <text:p text:style-name="Horizontal_20_Line"/>
      <text:p text:style-name="Preformatted_20_Text"/>
      <text:p text:style-name="Preformatted_20_Text"/>
      <text:p text:style-name="Preformatted_20_Text"><text:s/>CLUSTAL 2.1 Multiple Sequence Alignments</text:p>
      <text:p text:style-name="Preformatted_20_Text"/>
      <text:p text:style-name="Preformatted_20_Text"/>
      <text:p text:style-name="Preformatted_20_Text">Sequence type explicitly set to DNA</text:p>
      <text:p text:style-name="Preformatted_20_Text">Sequence format is Pearson</text:p>
      <text:p text:style-name="Preformatted_20_Text">Sequence 1: Unmasked <text:s text:c="2"/>32701 bp</text:p>
      <text:p text:style-name="Preformatted_20_Text">Sequence 2: Masked <text:s text:c="4"/>32701 bp</text:p>
      <text:p text:style-name="Preformatted_20_Text">Start of Pairwise alignments</text:p>
      <text:p text:style-name="Preformatted_20_Text">Aligning...</text:p>
      <text:p text:style-name="Preformatted_20_Text"/>
      <text:p text:style-name="Preformatted_20_Text">Sequences (1:2) Aligned. Score: <text:s/>85</text:p>
      <text:p text:style-name="Preformatted_20_Text">Guide tree file created: <text:s text:c="2"/><text:a xlink:type="simple" xlink:href="https://www.genome.jp/tools-bin/pushfile?2204042210026vD6u+clustalw.dnd" text:style-name="Internet_20_link" text:visited-style-name="Visited_20_Internet_20_Link">[clustalw.dnd]</text:a></text:p>
      <text:p text:style-name="Preformatted_20_Text"/>
      <text:p text:style-name="Preformatted_20_Text">There are 1 groups</text:p>
      <text:p text:style-name="Preformatted_20_Text">Start of Multiple Alignment</text:p>
      <text:p text:style-name="Preformatted_20_Text"/>
      <text:p text:style-name="Preformatted_20_Text">Aligning...</text:p>
      <text:p text:style-name="Preformatted_20_Text">Group 1: Sequences: <text:s text:c="2"/>2 <text:s text:c="5"/>Score:621319</text:p>
      <text:p text:style-name="Preformatted_20_Text">Alignment Score 183020</text:p>
      <text:p text:style-name="Preformatted_20_Text"/>
      <text:p text:style-name="Preformatted_20_Text">CLUSTAL-Alignment file created <text:s/><text:a xlink:type="simple" xlink:href="https://www.genome.jp/tools-bin/pushfile?2204042210026vD6u+clustalw.aln" text:style-name="Internet_20_link" text:visited-style-name="Visited_20_Internet_20_Link">[clustalw.aln]</text:a></text:p>
      <text:p text:style-name="P2"/>
      <text:p text:style-name="Horizontal_20_Line"><text:bookmark text:name="clustalw.aln"/></text:p>
      <text:p text:style-name="Preformatted_20_Text"><text:a xlink:type="simple" xlink:href="https://www.genome.jp/tools-bin/pushfile?2204042210026vD6u+clustalw.aln" text:style-name="Internet_20_link" text:visited-style-name="Visited_20_Internet_20_Link">clustalw.aln</text:a></text:p>
      <text:p text:style-name="Preformatted_20_Text"/>
      <text:p text:style-name="Preformatted_20_Text">CLUSTAL 2.1 multiple sequence alignment</text:p>
      <text:p text:style-name="Preformatted_20_Text"/>
      <text:p text:style-name="Preformatted_20_Text"/>
      <text:p text:style-name="Preformatted_20_Text">Unmasked <text:s text:c="7"/>TAGTTGTAACACTTTGTCAATGGGGATAGCTGATATCTGAATGGTTGTGTTTTTGTTTTT</text:p>
      <text:p text:style-name="Preformatted_20_Text">Masked <text:s text:c="9"/>TAGTTGTAACACTTTGTCAATGGGGATAGCTGATATCTGAATGGTTGTGTTTTTG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TCCTGTTAATACTAAATATAAACTTGAAATAGCATAAATCAAATGCCTAAGCAGTT</text:p>
      <text:p text:style-name="Preformatted_20_Text">Masked <text:s text:c="9"/>TTTTTCCTGTTAATACTAAATATAAACTTGAAATAGCATAAATCAAATGCCTAAGCA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GAACTGGAGATCTAAGAAAATCAACTTGAAGACAGCCTTAGTACTCAATTCAGCAGG</text:p>
      <text:p text:style-name="Preformatted_20_Text">Masked <text:s text:c="9"/>GCTGAACTGGAGATCTAAGAAAATCAACTTGAAGACAGCCTTAGTACTCAATTCAGC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TGCAATTATATAAACCTTTCTTGCACTTTCTGTAATGCAAAGAAGCTATGAATTTAA</text:p>
      <text:p text:style-name="Preformatted_20_Text">Masked <text:s text:c="9"/>TCATGCAATTATATAAACCTTTCTTGCACTTTCTGTAATGCAAAGAAGCTATGAATT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TTGTCTCAAACTGGAAATGTAGAAACTTCTGGATCTTACACTGCTATATAAAACTG</text:p>
      <text:p text:style-name="Preformatted_20_Text">Masked <text:s text:c="9"/>ATATTTGTCTCAAACTGGAAATGTAGAAACTTCTGGATCTTACACTGCTATATAAAACTG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TAGTATCTCAAGTGATGTTACCTAATGACATTAAAAACAAGCAACTCTCACAGCAAAGAA</text:p>
      <text:p text:style-name="Preformatted_20_Text">Masked <text:s text:c="9"/>TAGTATCTCAAGTGATGTTACCTAATGACATTAAAAACAAGCAACTCTCACAGCAA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CTGTGTGGGTGTTGGTTTTATCCTTATAACTCAATCTTTTTGTATAATTGATTCTA</text:p>
      <text:p text:style-name="Preformatted_20_Text">Masked <text:s text:c="9"/>ACATCTGTGTGGGTGTTGGTTTTATCCTTATAACTCAATCTTTTTGTATAATTGATT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TGTTTGGTGCTGACTAAGAATTGTTTGTTTCACAGGTTCCTAACATAGCTGTTTGAC</text:p>
      <text:p text:style-name="Preformatted_20_Text">Masked <text:s text:c="9"/>TGGTGTTTGGTGCTGACTAAGAATTGTTTGTTTCACAGGTTCCTAACATAGCTGTTT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GTTCTCTTAAGTCTTTCTGTAGCATCTTGTGTCTCAGGCCTGTTCAATATGAGTTGC</text:p>
      <text:p text:style-name="Preformatted_20_Text">Masked <text:s text:c="9"/>AGCGTTCTCTTAAGTCTTTCTGTAGCATCTTGTGTCTCAGGCCTGTTCAATATGAGT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TCAGTAAGTTCTCAGCTGACTTAAGCGTTTCCTGCTACTAATGTAGACAGCCAACAA</text:p>
      <text:p text:style-name="Preformatted_20_Text">Masked <text:s text:c="9"/>TCCTCAGTAAGTTCTCAGCTGACTTAAGCGTTTCCTGCTACTAATGTAGACAGCCA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TAAATAAATAGGAAATTTTCTGTTTTAGGTAGCTGTTAGCCATAATTTTTTGCTGAA</text:p>
      <text:p text:style-name="Preformatted_20_Text">Masked <text:s text:c="9"/>GAATAAATAAATAGGAAATTTTCTGTTTTAGGTAGCTGTTAGCCATAATTTTTTGC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TTTAGAGTAAGTTCTTGCTTACTTAAATCAGTTGTTACTGGCATTGATTAGTAGCTT</text:p>
      <text:p text:style-name="Preformatted_20_Text">Masked <text:s text:c="9"/>TAATTTAGAGTAAGTTCTTGCTTACTTAAATCAGTTGTTACTGGCATTGATTAGTAG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AATGCTTATTTGGAAGGCAGTTCATTTCCATATTAAAGTATAGGCCTTCAAAGAAT</text:p>
      <text:p text:style-name="Preformatted_20_Text">Masked <text:s text:c="9"/>GAAAAATGCTTATTTGGAAGGCAGTTCATTTCCATATTAAAGTATAGGCCTTCAAAG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TTTGGCTGCAAGGAAATGTGATTTAGAATTTGGGATACTGTCTACTCTAAAACTTA</text:p>
      <text:p text:style-name="Preformatted_20_Text">Masked <text:s text:c="9"/>CACTTTTGGCTGCAAGGAAATGTGATTTAGAATTTGGGATACTGTCTACTCTAAAAC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TTCTATTCTTTAGTGCTTAGGTGAAGGGCTACTCTTTTAAATACACTATACATTTG</text:p>
      <text:p text:style-name="Preformatted_20_Text">Masked <text:s text:c="9"/>AAAATTCTATTCTTTAGTGCTTAGGTGAAGGGCTACTCTTTTAAATACACTATACA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CAGCAAATAATCATTTAGGAGCTTTTCAGGCTAAAATTAATAGCCCTATGATGCTG</text:p>
      <text:p text:style-name="Preformatted_20_Text">Masked <text:s text:c="9"/>AAATCAGCAAATAATCATTTAGGAGCTTTTCAGGCTAAAATTAATAGCCCTATGATG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CTTGACAAAAGCTGACAAGATCAATAAATTATAAAAAACTTGGGTTGTAAGGGACCT</text:p>
      <text:p text:style-name="Preformatted_20_Text">Masked <text:s text:c="9"/>GGGCTTGACAAAAGCTGACAAGATCAATAAATTATAAAAAACTTGGGTTGTAAGGGA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GTGGGTAGGGTTGCCATCCACTAGATCAGGCTGCCCAGGGCCTCATCCAGTCTGGCC</text:p>
      <text:p text:style-name="Preformatted_20_Text">Masked <text:s text:c="9"/>GTTGTGGGTAGGGTTGCCATCCACTAGATCAGGCTGCCCAGGGCCTCATCCAGTCTGGCN</text:p>
      <text:p text:style-name="Preformatted_20_Text"><text:s text:c="16"/>*********************************************************** </text:p>
      <text:p text:style-name="Preformatted_20_Text"/>
      <text:p text:style-name="Preformatted_20_Text">Unmasked <text:s text:c="7"/>CTGAATACCTCCAGGAATGGGGCATCCATTGGTCTCTGGACAGCCTGTATCAGTGCCT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ACCCTCTGTCTAAAGAATTTCCACCTAACATACATCTCACTTATTTTAGATTTAAA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><text:soft-page-break/></text:p>
      <text:p text:style-name="Preformatted_20_Text">Unmasked <text:s text:c="7"/>CATTCTCCCTTTTACTATCACTGTCAGACCATGTAAAAAGTTGTTTTTTTCCTTTCTG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TAAGCTCTCTTTAAATACTGGAAGGCTGCAAAGAGGTCTCCCTGGAGCCTTCTCTT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AGACTGAACAAGACCAGCTCCCTCTGCATTTATTCATAGGAGAAATGCTCCAGCCC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AGGATCCATAAGACCTCCTCTGAACCTGCTCTGAAAACTCCACATGCTGTTGATCACT</text:p>
      <text:p text:style-name="Preformatted_20_Text">Masked <text:s text:c="9"/>NNNNNNNNNNNNNNNNNNNNNNNNNNNNNNNNNNNNNNNNNNNNNNNNNNNNNGATCACT</text:p>
      <text:p text:style-name="Preformatted_20_Text"><text:s text:c="69"/>*******</text:p>
      <text:p text:style-name="Preformatted_20_Text"/>
      <text:p text:style-name="Preformatted_20_Text">Unmasked <text:s text:c="7"/>TATCATTGTTAGAAGGACCTCTTAGAAACTGGTTGGAGATGCTTGCTGGTTGGTTAACTG</text:p>
      <text:p text:style-name="Preformatted_20_Text">Masked <text:s text:c="9"/>TATCATTGTTAGAAGGACCTCTTAGAAACTGGTTGGAGATGCTTGCTGGTTGGTTAA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TTAAATGGCCATTTATTCTGATTTACCTTCTGTCTTAAAGAACAATCATTTGTGTCG</text:p>
      <text:p text:style-name="Preformatted_20_Text">Masked <text:s text:c="9"/>AGCTTAAATGGCCATTTATTCTGATTTACCTTCTGTCTTAAAGAACAATCATTTGTGTC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TATATAGCATTAGCTGAAGCTAATGAAGAAACTACAACACTACAAGCATCCGTGTCT</text:p>
      <text:p text:style-name="Preformatted_20_Text">Masked <text:s text:c="9"/>GAATATATAGCATTAGCTGAAGCTAATGAAGAAACTACAACACTACAAGCATCCGTG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TTCTTGCTCAACAAATGAGTTTTATGCCAAGGATCAATTTACTGCATGCTCTAGCT</text:p>
      <text:p text:style-name="Preformatted_20_Text">Masked <text:s text:c="9"/>CATGTTCTTGCTCAACAAATGAGTTTTATGCCAAGGATCAATTTACTGCATGCTCTA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GGTCAACAGGCTTCTGGGGAAAGAGGTAGGGTAGTGAGAGTGTGTGATATAGATAGG</text:p>
      <text:p text:style-name="Preformatted_20_Text">Masked <text:s text:c="9"/>TAGGGTCAACAGGCTTCTGGGGAAAGAGGTAGGGTAGTGAGAGTGTGTGATATAGAT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GAAGCAGCTGTTGGAAGTGTTTGCTACTAGTATATGTGTTTAAAATAGTTAGTGAC</text:p>
      <text:p text:style-name="Preformatted_20_Text">Masked <text:s text:c="9"/>CACTGAAGCAGCTGTTGGAAGTGTTTGCTACTAGTATATGTGTTTAAAATAGTTAGT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GAAGGTCTGAGGCATCAGAGCCAGGCAGGGGAAGCTGAGAGTAAAAAGGATTGTCA</text:p>
      <text:p text:style-name="Preformatted_20_Text">Masked <text:s text:c="9"/>AGTGGAAGGTCTGAGGCATCAGAGCCAGGCAGGGGAAGCTGAGAGTAAAAAGGATTG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CCCTGCGATTACTGAGCCGTTGAAAATTGAATGGTTAGAAACATACACGTCGATT</text:p>
      <text:p text:style-name="Preformatted_20_Text">Masked <text:s text:c="9"/>AAAAACCCTGCGATTACTGAGCCGTTGAAAATTGAATGGTTAGAAACATACACGTCG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ATCTCAGTAACAGCTTACTTCATATGTAACCTGAACATATAATAAATAGTACTTGA</text:p>
      <text:p text:style-name="Preformatted_20_Text">Masked <text:s text:c="9"/>CAGTATCTCAGTAACAGCTTACTTCATATGTAACCTGAACATATAATAAATAGTACT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TTGAAGAGACTGGTGTATCTTCCTTGTCCAAAATGCAGCTTTCTCAGGTTTTTGGAA</text:p>
      <text:p text:style-name="Preformatted_20_Text">Masked <text:s text:c="9"/>AAGTTGAAGAGACTGGTGTATCTTCCTTGTCCAAAATGCAGCTTTCTCAGGTTTTTG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GGTTACATTTGTTTCGTCTCCTCCTGCATTTATACAAGGAAAGGGCGTCATTAGAGT</text:p>
      <text:p text:style-name="Preformatted_20_Text">Masked <text:s text:c="9"/>TCAGGTTACATTTGTTTCGTCTCCTCCTGCATTTATACAAGGAAAGGGCGTCATTAGAGT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AGAGGGCAATGCACTGCATGCAACAGAAGCCCCATCACACTGTGGAAAATGCACATCTGC</text:p>
      <text:p text:style-name="Preformatted_20_Text">Masked <text:s text:c="9"/>AGAGGGCAATGCACTGCATGCAACAGAAGCCCCATCACACTGTGGAAAATGCACATC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TCAGGTGATTGCAGAACGTCCCACTGTAGTAGATGTCCCACTGTAGTACAGAGGCAG</text:p>
      <text:p text:style-name="Preformatted_20_Text">Masked <text:s text:c="9"/>TAATCAGGTGATTGCAGAACGTCCCACTGTAGTAGATGTCCCACTGTAGTACAGAGG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CATTAACCTGGAAGGGTGCAGGGGGAGAGCTGCCTTGGAGTGGATGGATACTCAGCA</text:p>
      <text:p text:style-name="Preformatted_20_Text">Masked <text:s text:c="9"/>CAGCATTAACCTGGAAGGGTGCAGGGGGAGAGCTGCCTTGGAGTGGATGGATACTC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AGGCCAAAACTGAAGTAAATTACAAAGAGTAATCCAGGCAAGTTAGACTTCAGTAT</text:p>
      <text:p text:style-name="Preformatted_20_Text">Masked <text:s text:c="9"/>TGAAAGGCCAAAACTGAAGTAAATTACAAAGAGTAATCCAGGCAAGTTAGACTTCAG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ATCATTCTTCTGCTGTGCAGCATTGCTACCTGTGAAGATACGGTCATCCAAAATTAT</text:p>
      <text:p text:style-name="Preformatted_20_Text">Masked <text:s text:c="9"/>CTCATCATTCTTCTGCTGTGCAGCATTGCTACCTGTGAAGATACGGTCATCCAAAA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CCTTGGTTTTTAAAATGGACAAGTCATCCTATAGTGCTTTGGTATATACAATCTAAG</text:p>
      <text:p text:style-name="Preformatted_20_Text">Masked <text:s text:c="9"/>TGGCCTTGGTTTTTAAAATGGACAAGTCATCCTATAGTGCTTTGGTATATACAATCT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CAAGAGACACATTTTTCTATAACGTGATAGCTTTTCACTTACTGAGAGTCAGGATTT</text:p>
      <text:p text:style-name="Preformatted_20_Text">Masked <text:s text:c="9"/>TGTCAAGAGACACATTTTTCTATAACGTGATAGCTTTTCACTTACTGAGAGTCAGG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AGTGTGTGAAGTTGGGCACTAAAATGAAGAGTCACACTGGAAATTATAGGTCTTCAT</text:p>
      <text:p text:style-name="Preformatted_20_Text">Masked <text:s text:c="9"/>CATAGTGTGTGAAGTTGGGCACTAAAATGAAGAGTCACACTGGAAATTATAGGTCTT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AACCAAACTGGTAAAGCATTACACTCAGTAAGGTATAAATACTTAGAGAGCTAAGC</text:p>
      <text:p text:style-name="Preformatted_20_Text">Masked <text:s text:c="9"/>CTGAAACCAAACTGGTAAAGCATTACACTCAGTAAGGTATAAATACTTAGAGAGCTA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TGCTTGCTTTTTCCAACTATAAGTTAGCCTTCTAGCAAATAACATGTTTATTCATGA</text:p>
      <text:p text:style-name="Preformatted_20_Text">Masked <text:s text:c="9"/>ACTTGCTTGCTTTTTCCAACTATAAGTTAGCCTTCTAGCAAATAACATGTTTATTCA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TTCTTTTAACTCAGGAAAACATTTAGATATTTGTTTAGGCTTAAAGACAACTCCACA</text:p>
      <text:p text:style-name="Preformatted_20_Text">Masked <text:s text:c="9"/>GCTTTCTTTTAACTCAGGAAAACATTTAGATATTTGTTTAGGCTTAAAGACAACTCC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TTAATACGCTCAGAAATTAGAAAGTCATATTGAAGCATTATGCCAATTTGAGATGTG</text:p>
      <text:p text:style-name="Preformatted_20_Text">Masked <text:s text:c="9"/>AGCTTAATACGCTCAGAAATTAGAAAGTCATATTGAAGCATTATGCCAATTTGAGA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GTATGCCTTTGCTTCAAGTATGAAGGTCATGGCCACGATCTGAAAAGGGGAACTACA</text:p>
      <text:p text:style-name="Preformatted_20_Text">Masked <text:s text:c="9"/>CTGGTATGCCTTTGCTTCAAGTATGAAGGTCATGGCCACGATCTGAAAAGGGGAAC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GTCCTCTGTGTGTAATTGTTTGATTCTCTTCAATAACATGACCCACCAGAAGAACAG</text:p>
      <text:p text:style-name="Preformatted_20_Text">Masked <text:s text:c="9"/>GATGTCCTCTGTGTGTAATTGTTTGATTCTCTTCAATAACATGACCCACCAGAAGAA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CATGCACAAATGAATCTCTGAGGTTTTTTCTCATGTAATTTTAAGCCAGCAAAGAAA</text:p>
      <text:p text:style-name="Preformatted_20_Text"><text:soft-page-break/>Masked <text:s text:c="9"/>GAGCATGCACAAATGAATCTCTGAGGTTTTTTCTCATGTAATTTTAAGCCAGCAAA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TAGGCAGTTGTTAATCAAAGTAACAAGTATTTCTATGAAAAAGGCAGAAAACAGCTA</text:p>
      <text:p text:style-name="Preformatted_20_Text">Masked <text:s text:c="9"/>AGTTAGGCAGTTGTTAATCAAAGTAACAAGTATTTCTATGAAAAAGGCAGAAAACAG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TGCTTCCAAAATATTGATCTACAATTTAAATACAAACTCAAATGTGATTTTAGTAT</text:p>
      <text:p text:style-name="Preformatted_20_Text">Masked <text:s text:c="9"/>GAAATGCTTCCAAAATATTGATCTACAATTTAAATACAAACTCAAATGTGATTTTAGTAT</text:p>
      <text:p text:style-name="Preformatted_20_Text"><text:s text:c="16"/>************************************************************</text:p>
      <text:p text:style-name="Preformatted_20_Text"><office:annotation office:name="__Annotation__4565_650949078"><dc:creator>Unknown Author</dc:creator><dc:date>2022-04-08T12:04:11.789075477</dc:date><text:p text:style-name="P3"><text:span text:style-name="T3">EXON2</text:span></text:p></office:annotation></text:p>
      <text:p text:style-name="Preformatted_20_Text">Unmasked <text:s text:c="7"/>GCTGCTCAGGGCTATACTGGCATGTGGGTTTTTTTGACAG<text:span text:style-name="T1">CTCTTCAGAAAAAGTTTTTC</text:span></text:p>
      <text:p text:style-name="Preformatted_20_Text">Masked <text:s text:c="9"/>GCTGCTCAGGGCTATACTGGCATGTGGGTTTTTTTGACAG<text:span text:style-name="T1">CTCTTCAGAAAAAGTTTTT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TAGGGGGATGAGAGTACTGAAGGCGGTATCTCCAACAGAGAGAAAGATGAGCAGCTGGA</text:span></text:p>
      <text:p text:style-name="Preformatted_20_Text">Masked <text:s text:c="9"/><text:span text:style-name="T1">TTAGGGGGATGAGAGTACTGAAGGCGGTATCTCCAACAGAGAGAAAGATGAGCAGCTGG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CACATCTGTGCACTGCGACCCCTGTACCTAGAAAAAGG</text:span>GTAAGCTGTAGCTGAATGTCA</text:p>
      <text:p text:style-name="Preformatted_20_Text">Masked <text:s text:c="9"/><text:span text:style-name="T1">ACACATCTGTGCACTGCGACCCCTGTACCTAGAAAAAGG</text:span>GTAAGCTGTAGCTGAATGTCA</text:p>
      <text:p text:style-name="Preformatted_20_Text"><text:s text:c="16"/>************************************************************</text:p>
      <text:p text:style-name="Preformatted_20_Text"><office:annotation-end office:name="__Annotation__4565_650949078"/></text:p>
      <text:p text:style-name="Preformatted_20_Text">Unmasked <text:s text:c="7"/>TAATACCAAAGCAACAATCAAAAAAGCATTATCAGTTTATGGGAAAATTGCAGCTCCTAA</text:p>
      <text:p text:style-name="Preformatted_20_Text">Masked <text:s text:c="9"/>TAATACCAAAGCAACAATCAAAAAAGCATTATCAGTTTATGGGAAAATTGCAGCTCC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GCAGGTTCGTGATTTGATGAAACCCCTTTCATTTGATGAAAATCATTTCAGACCTG</text:p>
      <text:p text:style-name="Preformatted_20_Text">Masked <text:s text:c="9"/>AATAGCAGGTTCGTGATTTGATGAAACCCCTTTCATTTGATGAAAATCATTTCAGAC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CACAATAATAAGGGAAGACTGTGCCCCGATGTACACAGCTTGTCAAGTACTCACAT</text:p>
      <text:p text:style-name="Preformatted_20_Text">Masked <text:s text:c="9"/>AAGCCACAATAATAAGGGAAGACTGTGCCCCGATGTACACAGCTTGTCAAGTACTCA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AAATTTTTGTGGAAAGAAATAGATTTTTATGGCCACGTGGATATTCCTATTAAGAAC</text:p>
      <text:p text:style-name="Preformatted_20_Text">Masked <text:s text:c="9"/>TGGAAATTTTTGTGGAAAGAAATAGATTTTTATGGCCACGTGGATATTCCTATTAAG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ACTTTTTCCCCTTTTAAACATTAAAGAAGCAATCTTTTCAACTAGAATAGATTTGGC</text:p>
      <text:p text:style-name="Preformatted_20_Text">Masked <text:s text:c="9"/>ACTACTTTTTCCCCTTTTAAACATTAAAGAAGCAATCTTTTCAACTAGAATAGATTTG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CTTAAGGGTCTCTTTTCAGAGTACAAAAAAAATGAAAGACTTGAAACCAGATAAAA</text:p>
      <text:p text:style-name="Preformatted_20_Text">Masked <text:s text:c="9"/>TTTTCTTAAGGGTCTCTTTTCAGAGTACAAAAAAAATGAAAGACTTGAAACCAGAT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TTATGATGTATTTCCTCCCAGGATTCAAAACAATGGAAATAATGAGATAAATAAATA</text:p>
      <text:p text:style-name="Preformatted_20_Text">Masked <text:s text:c="9"/>TATTTATGATGTATTTCCTCCCAGGATTCAAAACAATGGAAATAATGAGATAAATA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AATGTAAGCATCTCTACATAGTTGCTAAGATTTTTTTTCTATTTTTTTTTTTTTTTA</text:p>
      <text:p text:style-name="Preformatted_20_Text">Masked <text:s text:c="9"/>GATAATGTAAGCATCTCTACATAGTTGCTAAGANNNNNNNNNNNNNNNNNNNNNNNNNNA</text:p>
      <text:p text:style-name="Preformatted_20_Text"><text:s text:c="16"/>********************************* <text:s text:c="25"/>*</text:p>
      <text:p text:style-name="Preformatted_20_Text"/>
      <text:p text:style-name="Preformatted_20_Text">Unmasked <text:s text:c="7"/>CAACATAAGCTGTCCAAGTGGACTTTCAACCAATAATTTCACTGAGGATGCTTAATTTTG</text:p>
      <text:p text:style-name="Preformatted_20_Text">Masked <text:s text:c="9"/>CAACATAAGCTGTCCAAGTGGACTTTCAACCAATAATTTCACTGAGGATGCTTAATTTTG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AAAGTTATACGTTCAGCTGAAAATTCCTTAGTTCTGGCGGTTCTCTTTTCTCTCTGAGC</text:p>
      <text:p text:style-name="Preformatted_20_Text">Masked <text:s text:c="9"/>AAAAGTTATACGTTCAGCTGAAAATTCCTTAGTTCTGGCGGTTCTCTTTTCTCTCTGAGC</text:p>
      <text:p text:style-name="Preformatted_20_Text"><text:s text:c="16"/>************************************************************</text:p>
      <text:p text:style-name="Preformatted_20_Text"><office:annotation office:name="__Annotation__4566_650949078"><dc:creator>Unknown Author</dc:creator><dc:date>2022-04-08T12:04:29.258421166</dc:date><text:p text:style-name="P3"><text:span text:style-name="T3">EXON3</text:span></text:p></office:annotation></text:p>
      <text:p text:style-name="Preformatted_20_Text">Unmasked <text:s text:c="7"/>ATATTAAAACTTTTATTAATATTTCAAAT<text:span text:style-name="T1">TTCATACCAGAAGTGCTGAAGGTTTCAGACA</text:span></text:p>
      <text:p text:style-name="Preformatted_20_Text">Masked <text:s text:c="9"/>ATATTAAAACTTTTATTAATATTTCAAAT<text:span text:style-name="T1">TTCATACCAGAAGTGCTGAAGGTTTCAGAC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TTTGACAGAAAAACATGAC</text:span>TGGTAGATGAGAAGCTGGACATGAGCCAGCAGTGTGCGCC</text:p>
      <text:p text:style-name="Preformatted_20_Text">Masked <text:s text:c="9"/><text:span text:style-name="T1">GTTTGACAGAAAAACATGAC</text:span>NNNNNNNNNNNNNNNNNNNNNNNNNNNNNNNNNNNNNNNN</text:p>
      <text:p text:style-name="Preformatted_20_Text"><text:s text:c="16"/>******************** <text:s text:c="39"/></text:p>
      <text:p text:style-name="Preformatted_20_Text"/>
      <text:p text:style-name="Preformatted_20_Text">Unmasked <text:s text:c="7"/>TGCAGCCCAAAAGGGCCAACTGTGTTCTGGGCTGCATTAACAGAGGAGTGGGCAGCAG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AGGGAGGTGATTGTCCCCCTCTACCCAGCTCTTGTGAGGCCCCATCTGCAGGACTG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CAGGCATGGAGGCCACAGCACAAGAAAGACACAGAGCTTTTGGAACGAGTCCAGAG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GCCACTAAGATGATCAGAGGGCTGGAGCACCTCTCCTGTGAGGAAATGTTGAGGGAA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GGCTTGGTTAGCTTGGAGAAGGCTCCGGGGTGACCTCATTGTGGTCTTCCAGTACT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GGAAGCCAATGAACAGGAGGGGAAACGACTGTTTACATGGATTGATACTGATAGGA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GAGAATGGTTTAAAACGGAGACAGGGGAGGTTTAGGTGAGATAGTAGGAGGAAGT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CACACAGAGGGTGGTGAGGCACTGGCACAGGTTGCCCAAGGAGGTTGTGGATGCCC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CTTGAAGGCATTCAAGGCCAGGCTGGATGTGGCTCTGGGCAGCCTGGTCTGGTGGC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GACCCTGCACACAGGAGGGGGGTTGAAACTCAATGATCACCGTGGTCCTTTTCAAA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CCATTCCATGAT<text:span text:style-name="T1">ATGCTATGTAGAGCTGTGAAATTGACCATGTCCATCTCACAAAAC</text:span></text:p>
      <text:p text:style-name="Preformatted_20_Text">Masked <text:s text:c="9"/>NNNNNNNNNNNNNNN<text:span text:style-name="T1">ATGCTATGTAGAGCTGTGAAATTGACCATGTCCATCTCACAAAAC</text:span></text:p>
      <text:p text:style-name="Preformatted_20_Text"><text:s text:c="31"/>*********************************************</text:p>
      <text:p text:style-name="Preformatted_20_Text"/>
      <text:p text:style-name="Preformatted_20_Text">Unmasked <text:s text:c="7"/><text:span text:style-name="T1">CAGAACCAGACTGGTACTGACTTTCAATGTAAATCTG</text:span>TTAGGTTTGTTTTTGTTCCATAA</text:p>
      <text:p text:style-name="Preformatted_20_Text">Masked <text:s text:c="9"/><text:span text:style-name="T1">CAGAACCAGACTGGTACTGACTTTCAATGTAAATCTG</text:span>TTAGGTTTGTTTTTGTTCCATAA</text:p>
      <text:p text:style-name="Preformatted_20_Text"><text:s text:c="16"/>************************************************************<office:annotation-end office:name="__Annotation__4566_650949078"/></text:p>
      <text:p text:style-name="Preformatted_20_Text"><text:soft-page-break/></text:p>
      <text:p text:style-name="Preformatted_20_Text">Unmasked <text:s text:c="7"/>TGAGTTGTGTTATAATTCAGCAAAGCATGCTTTACTCAGTTCTATGAAGAAGTTCACCCA</text:p>
      <text:p text:style-name="Preformatted_20_Text">Masked <text:s text:c="9"/>TGAGTTGTGTTATAATTCAGCAAAGCATGCTTTACTCAGTTCTATGAAGAAGTTCAC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TCTATTTAAGTCAAACTGAATATACAAAAACGGGCATATGTTTTAGTGATTTTCTAC</text:p>
      <text:p text:style-name="Preformatted_20_Text">Masked <text:s text:c="9"/>GTTTCTATTTAAGTCAAACTGAATATACAAAAACGGGCATATGTTTTAGTGATTTTC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GGAATGCTTTCCCTAAGCAGTGCTTTAATGCCAGAGATTAACGAAAGTATCCAGTAT</text:p>
      <text:p text:style-name="Preformatted_20_Text">Masked <text:s text:c="9"/>TAGGGAATGCTTTCCCTAAGCAGTGCTTTAATGCCAGAGATTAACGAAAGTATCCAG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GATGTGTGGGTTGCAAAGCCAAAACCAAAACATGCAAAATGCTTAAGAAAAGGGTAC</text:p>
      <text:p text:style-name="Preformatted_20_Text">Masked <text:s text:c="9"/>GTAGATGTGTGGGTTGCAAAGCCAAAACCAAAACATGCAAAATGCTTAAGAAAAGGG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CCTCTGATCTCTCATTATAACTTTGGTCAGATTTAAATTCTTTTCCTGACTTTTTCA</text:p>
      <text:p text:style-name="Preformatted_20_Text">Masked <text:s text:c="9"/>ATTCCTCTGATCTCTCATTATAACTTTGGTCAGATTTAAATTCTTTTCCTGACTTT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GTGTTTTTTAAACTATCCATAATAGGAGTGTTTTTTAATTCTAGCTTACATTTCTA</text:p>
      <text:p text:style-name="Preformatted_20_Text">Masked <text:s text:c="9"/>TTCAGTGTTTTTTAAACTATCCATAATAGGAGTGTTTTTTAATTCTAGCTTACATTT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CGTATACAATAACTGTTTTATGAAAAATCACAGAGAAAAATATAGGTCTGCAGGAAA</text:p>
      <text:p text:style-name="Preformatted_20_Text">Masked <text:s text:c="9"/>CCTCGTATACAATAACTGTTTTATGAAAAATCACAGAGAAAAATATAGGTCTGCAG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AATGAAAAGGATATGGAGGCTTAGTGTCTAAGGTGATACGGTACATGCCATCTGGGA</text:p>
      <text:p text:style-name="Preformatted_20_Text">Masked <text:s text:c="9"/>ACTAATGAAAAGGATATGGAGGCTTAGTGTCTAAGGTGATACGGTACATGCCATCTG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GGAAGATGCTAGATTCAAAGATCTGAATTTGTAAAGCAATACAGGCATGGTATGTG</text:p>
      <text:p text:style-name="Preformatted_20_Text">Masked <text:s text:c="9"/>ACAAGGAAGATGCTAGATTCAAAGATCTGAATTTGTAAAGCAATACAGGCATGGTA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AATGTAATTTTCAAGATATATCACAAAAATAAAGTAGCATAAGTTAATGGTAATGC</text:p>
      <text:p text:style-name="Preformatted_20_Text">Masked <text:s text:c="9"/>AATTAATGTAATTTTCAAGATATATCACAAAAATAAAGTAGCATAAGTTAATGGTAA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AACCAAAACAGAAAAGGAAAGATGGTAGATGAATTTATAGTCATTGCTGGTAGTCT</text:p>
      <text:p text:style-name="Preformatted_20_Text">Masked <text:s text:c="9"/>CACTAACCAAAACAGAAAAGGAAAGATGGTAGATGAATTTATAGTCATTGCTGGTAG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TTTCAACTACTGAAAAGTCAAGATACAGAATGAAAAATTAGAAAGAATGTATTTAA</text:p>
      <text:p text:style-name="Preformatted_20_Text">Masked <text:s text:c="9"/>TTTTTTTCAACTACTGAAAAGTCAAGATACAGAATGAAAAATTAGAAAGAATGTATT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TTAGTTCACAGCCATTGCATGACACCTACAGGTGAGTTAATTAATATCAGCATATGT</text:p>
      <text:p text:style-name="Preformatted_20_Text">Masked <text:s text:c="9"/>TTATTAGTTCACAGCCATTGCATGACACCTACAGGTGAGTTAATTAATATCAGCATA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TTTATTATGATGGAGCTATATTTATCTCAAATCTTTAAAAAACAAGTGTACAACAAA</text:p>
      <text:p text:style-name="Preformatted_20_Text">Masked <text:s text:c="9"/>TGTTTTATTATGATGGAGCTATATTTATCTCAAATCTTTAAAAAACAAGTGTACAA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GTGTATAACCTATGGTATCTAGCCTCAGTACAATTATTTTTTCTCTTACTTTAGAAC</text:p>
      <text:p text:style-name="Preformatted_20_Text">Masked <text:s text:c="9"/>ATTGTGTATAACCTATGGTATCTAGCCTCAGTACAATTATTTTTTCTCTTACTTTAGAAC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ACCAACTATTACAGTTCATATCCTCCAAACAGCAAGAATTCAAACAAATCAGAAATAATT</text:p>
      <text:p text:style-name="Preformatted_20_Text">Masked <text:s text:c="9"/>ACCAACTATTACAGTTCATATCCTCCAAACAGCAAGAATTCAAACAAATCAGAAAT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GTTGATATTGAGCTAATATTTTCCTGTATTCTCTTAAAACACAATTAAAATAATAA</text:p>
      <text:p text:style-name="Preformatted_20_Text">Masked <text:s text:c="9"/>CTTTGTTGATATTGAGCTAATATTTTCCTGTATTCTCTTAAAACACAATTAAAATA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ATTAATGACAAAGAGTATAGAAACAATTAGAAGAAATAATAACATTTTGTAATAGAG</text:p>
      <text:p text:style-name="Preformatted_20_Text">Masked <text:s text:c="9"/>TCTATTAATGACAAAGAGTATAGAAACAATTAGAAGAAATAATAACATTTTGTAATA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AGTTCTCCCATGAGTTACTTTTCTTAGCAATCTCAGTAAACTAAAAATTAAATTTAG</text:p>
      <text:p text:style-name="Preformatted_20_Text">Masked <text:s text:c="9"/>TGCAGTTCTCCCATGAGTTACTTTTCTTAGCAATCTCAGTAAACTAAAAATTAAATT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TATGGCTTTTTATTATTTTTTTTATTATTTTTATTAAATTATTTTATAATTTTTATT</text:p>
      <text:p text:style-name="Preformatted_20_Text">Masked <text:s text:c="9"/>CAATATGGCTTTTTATTATTTTTTTTATTATTTTTATTAAATTATTTTATAATTTT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TTTGAAGAAAGGAAAGTGAAAATTGTTTGTTAAGTAATGAAAGAATAAAAAGGGAA</text:p>
      <text:p text:style-name="Preformatted_20_Text">Masked <text:s text:c="9"/>ATTTTTTGAAGAAAGGAAAGTGAAAATTGTTTGTTAAGTAATGAAAGAATAAAAAGG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TCTCAGTGAAGAATAGCTGGGAGTATCATTTAAAGTCTATCTGGAAAAAATATATAT</text:p>
      <text:p text:style-name="Preformatted_20_Text">Masked <text:s text:c="9"/>AGATCTCAGTGAAGAATAGCTGGGAGTATCATTTAAAGTCTATCTGGAAAAAATATATAT</text:p>
      <text:p text:style-name="Preformatted_20_Text"><text:s text:c="16"/>************************************************************</text:p>
      <text:p text:style-name="Preformatted_20_Text"/>
      <text:p text:style-name="Preformatted_20_Text"><office:annotation office:name="__Annotation__4567_650949078"><dc:creator>Unknown Author</dc:creator><dc:date>2022-04-08T12:04:41.284057319</dc:date><text:p text:style-name="P3"><text:span text:style-name="T3">EXON4</text:span></text:p></office:annotation>Unmasked <text:s text:c="7"/>TTTTATATTAG<text:span text:style-name="T1">GTTGATGCATGAAGTGCCAATTTGTGTGTAACAAAGATGATGACTATTG</text:span></text:p>
      <text:p text:style-name="Preformatted_20_Text">Masked <text:s text:c="9"/>TTTTATATTAG<text:span text:style-name="T1">GTTGATGCATGAAGTGCCAATTTGTGTGTAACAAAGATGATGACTATT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GATTTTTCTAATGAACTGTAAATTTGTACCACAGTTGCCATGTCATAATGATCACATTG</text:span></text:p>
      <text:p text:style-name="Preformatted_20_Text">Masked <text:s text:c="9"/><text:span text:style-name="T1">AGATTTTTCTAATGAACTGTAAATTTGTACCACAGTTGCCATGTCATAATGATCACATT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CAGGCAGGAAGTTGGCAGGAAAGGGGAAGA</text:span>GTATGTAACGAACAAAAACATAGTTTTGG</text:p>
      <text:p text:style-name="Preformatted_20_Text">Masked <text:s text:c="9"/><text:span text:style-name="T1">ACAGGCAGGAAGTTGGCAGGAAAGGGGAAGA</text:span>GTATGTAACGAACAAAAACATAGTTTTGG</text:p>
      <text:p text:style-name="Preformatted_20_Text"><text:s text:c="16"/>************************************************************</text:p>
      <text:p text:style-name="Preformatted_20_Text"><office:annotation-end office:name="__Annotation__4567_650949078"/></text:p>
      <text:p text:style-name="Preformatted_20_Text">Unmasked <text:s text:c="7"/>GCGCTGTGAAGACTCTAAAACTATCTCCAAAGGCAAAAGAAAACAGAAAGTACAGGCATT</text:p>
      <text:p text:style-name="Preformatted_20_Text">Masked <text:s text:c="9"/>GCGCTGTGAAGACTCTAAAACTATCTCCAAAGGCAAAAGAAAACAGAAAGTACAGGC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CTGAAGTGGAATCATGTTCTCATTTGTGTACTGAAATGCAATACAGCTTTTGGAAGAA</text:p>
      <text:p text:style-name="Preformatted_20_Text">Masked <text:s text:c="9"/>CCCTGAAGTGGAATCATGTTCTCATTTGTGTACTGAAATGCAATACAGCTTTTGGA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CTGACAACTGTTTTATGTTGTGTACTTAAAGATGATAAATATCCAGACAGTGAATTC</text:p>
      <text:p text:style-name="Preformatted_20_Text">Masked <text:s text:c="9"/>CATCTGACAACTGTTTTATGTTGTGTACTTAAAGATGATAAATATCCAGACAGTGAA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GTAAATCAAGCATTATGCTAATATACAGAATCATATATAGATATGATATGAATATTC</text:p>
      <text:p text:style-name="Preformatted_20_Text">Masked <text:s text:c="9"/>TAAGTAAATCAAGCATTATGCTAATATACAGAATCATATATAGATATGANNNNNNNNNNN</text:p>
      <text:p text:style-name="Preformatted_20_Text"><text:s text:c="16"/>************************************************* <text:s text:c="10"/></text:p>
      <text:p text:style-name="Preformatted_20_Text"/>
      <text:p text:style-name="Preformatted_20_Text">Unmasked <text:s text:c="7"/>TTACAGTTATTATTTACATTTTATTATTGTTGTTGCTGTTATTATTATTATTATTATTTA</text:p>
      <text:p text:style-name="Preformatted_20_Text"><text:soft-page-break/>Masked <text:s text:c="9"/>NNNNNNNNNNNNNNNNNNNNNNNNNNNNNNNNNNNNNNNNNNNNNNNNNNNNNNNNNNTA</text:p>
      <text:p text:style-name="Preformatted_20_Text"><text:s text:c="74"/>**</text:p>
      <text:p text:style-name="Preformatted_20_Text"/>
      <text:p text:style-name="Preformatted_20_Text">Unmasked <text:s text:c="7"/>AGTAACATTTCATAAGGAATCAGTCATTCCCAATTACCTTACTTACAACTGCCTGCAGCT</text:p>
      <text:p text:style-name="Preformatted_20_Text">Masked <text:s text:c="9"/>AGTAACATTTCATAAGGAATCAGTCATTCCCAATTACCTTACTTACAACTGCCTGCA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TTTTTCAGAATTACATTCTTCACTTCCCCAGAAAGTGAAAGAGGAGAAAACGTAGC</text:p>
      <text:p text:style-name="Preformatted_20_Text">Masked <text:s text:c="9"/>TTTGTTTTTCAGAATTACATTCTTCACTTCCCCAGAAAGTGAAAGAGGAGAAAACGT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CTACAGTACCACCTTGTGTTGAGATGAAAAGGGTGCAGCCTGCATTTCATTGTGGAA</text:p>
      <text:p text:style-name="Preformatted_20_Text">Masked <text:s text:c="9"/>ATACTACAGTACCACCTTGTGTTGAGATGAAAAGGGTGCAGCCTGCATTTCATTGTG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CACGACTGCCCAGCAGTCATCCTTTGTAGCAAAGAGAAATAAGCTTTACAGGCATTT</text:p>
      <text:p text:style-name="Preformatted_20_Text">Masked <text:s text:c="9"/>CAGCACGACTGCCCAGCAGTCATCCTTTGTAGCAAAGAGAAATAAGCTTTACAGGC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GAAGCAGGTTTTTTTTTTCTTTTAATTATTTCTATTTAATAAATTACTGAAGGTTTT</text:p>
      <text:p text:style-name="Preformatted_20_Text">Masked <text:s text:c="9"/>TTAGAAGCAGGTTTTTTTTTTCTTTTAATTATTTCTATTTAATAAATTACTGAAGG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AGTCATGTATAGAAGTTTAGTAGTGATGCTGGCAACTTGCATGACTTGAAACCCAT</text:p>
      <text:p text:style-name="Preformatted_20_Text">Masked <text:s text:c="9"/>CATGAGTCATGTATAGAAGTTTAGTAGTGATGCTGGCAACTTGCATGACTTGAAACC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CCACACTCAGATAGGTACAGGGACATGTATCAGCCATAAAAATTGTGGTCCTTGGAA</text:p>
      <text:p text:style-name="Preformatted_20_Text">Masked <text:s text:c="9"/>TTTCCACACTCAGATAGGTACAGGGACATGTATCAGCCATAAAAATTGTGGTCCTTG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CTGAAAACTTTACAGATGGAATATGATAGAACATGATAAAAAAGGCAGGACAAACAA</text:p>
      <text:p text:style-name="Preformatted_20_Text">Masked <text:s text:c="9"/>AGACTGAAAACTTTACAGATGGAATATGATAGAACATGATAAAAAAGGCAGGNNNNNNNN</text:p>
      <text:p text:style-name="Preformatted_20_Text"><text:s text:c="16"/>**************************************************** <text:s text:c="7"/></text:p>
      <text:p text:style-name="Preformatted_20_Text"/>
      <text:p text:style-name="Preformatted_20_Text">Unmasked <text:s text:c="7"/>ACAAACAAACAAAATGCAATATGGAATCTCCAAAGAAGCAATTGTTTCTGTAAGTATCTG</text:p>
      <text:p text:style-name="Preformatted_20_Text">Masked <text:s text:c="9"/>NNNNNNNNNNNNNATGCAATATGGAATCTCCAAAGAAGCAATTGTTTCTGTAAGTATCTG</text:p>
      <text:p text:style-name="Preformatted_20_Text"><text:s text:c="29"/>***********************************************</text:p>
      <text:p text:style-name="Preformatted_20_Text"/>
      <text:p text:style-name="Preformatted_20_Text">Unmasked <text:s text:c="7"/>CTGAACATTGGTATATAGGTATAGAGAACTACATCCCATGTAATCACTTTTGGGGGTTTG</text:p>
      <text:p text:style-name="Preformatted_20_Text">Masked <text:s text:c="9"/>CTGAACATTGGTATATAGGTATAGAGAACTACATCCCATGTAATCACTTTTGGGGG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TGGTTCAGATTTCCTCTACTGCAGAGAATTCTACTATTCTCCAAGTAACTCCCTGAG</text:p>
      <text:p text:style-name="Preformatted_20_Text">Masked <text:s text:c="9"/>AGATGGTTCAGATTTCCTCTACTGCAGAGAATTCTACTATTCTCCAAGTAACTCCCT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GAGACAAAGCTGGGAGTACCTGTATATTCCTTACATGTGGATTTTGTGCACTCTTG</text:p>
      <text:p text:style-name="Preformatted_20_Text">Masked <text:s text:c="9"/>AGAAGAGACAAAGCTGGGAGTACCTGTATATTCCTTACATGTGGATTTTGTGCACTC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ACAATATTCCCATCAGCAAACAAAGTAATATGAGTTCTAGGGAAAAAAAATAAATAA</text:p>
      <text:p text:style-name="Preformatted_20_Text">Masked <text:s text:c="9"/>ATAACAATATTCCCATCAGCAAACAAAGTAATATGAGTTCTAGGGAAAAAAAATAA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AAGGCTAAAAGTAGCTGTTGATATGTCCTTTTTGAACCCACATGAATCACTTATGTT</text:p>
      <text:p text:style-name="Preformatted_20_Text">Masked <text:s text:c="9"/>ATCAAGGCTAAAAGTAGCTGTTGATATGTCCTTTTTGAACCCACATGAATCACTTATGTT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TCTAAATATTTAGCAGATTTTTTTCTACTTTTTTTTTCAAACTTTATTCAAGTGCTTTCA</text:p>
      <text:p text:style-name="Preformatted_20_Text">Masked <text:s text:c="9"/>TCTAAATATTTAGCAGATTTTTTTCTACTTTTTTTTTCAAACTTTATTCAAGTGCT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ATTCAGTTTTAGGTTAATTCATTTCCAATCACATGTGTTCTTAGATATTCAAATTG</text:p>
      <text:p text:style-name="Preformatted_20_Text">Masked <text:s text:c="9"/>CTGAATTCAGTTTTAGGTTAATTCATTTCCAATCACATGTGTTCTTAGATATTCAAA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TATTTTAAATCTAATTTTTATAGATATAGATGGCTGTCCAGGAGTGTTTTTTTGTT</text:p>
      <text:p text:style-name="Preformatted_20_Text">Masked <text:s text:c="9"/>AGAATATTTTAAATCTAATTTTTATAGATATAGATGGCTGTCCAGGAGNNNNNNNNNNNN</text:p>
      <text:p text:style-name="Preformatted_20_Text"><text:s text:c="16"/>************************************************ <text:s text:c="11"/></text:p>
      <text:p text:style-name="Preformatted_20_Text"/>
      <text:p text:style-name="Preformatted_20_Text">Unmasked <text:s text:c="7"/>TGTTTGTTTGTTTGTTTGTTTGTTTGTTTGTTTTTGGTGGGGGGGGAAGAAAAAAAAAGA</text:p>
      <text:p text:style-name="Preformatted_20_Text">Masked <text:s text:c="9"/>NNNNNNNNNNNNNNNNNNNNNNNNNNNNNNNNNTTGGTGGGGGGGGAAGAAAAAAAAAGA</text:p>
      <text:p text:style-name="Preformatted_20_Text"><text:s text:c="49"/>***************************</text:p>
      <text:p text:style-name="Preformatted_20_Text"/>
      <text:p text:style-name="Preformatted_20_Text">Unmasked <text:s text:c="7"/>TTTTTAATGTTTGGTTGCTCTCACACTGCAGAAACTCAGAGCACTGGCGATACTTCTGAA</text:p>
      <text:p text:style-name="Preformatted_20_Text">Masked <text:s text:c="9"/>TTTTTAATGTTTGGTTGCTCTCACACTGCAGAAACTCAGAGCACTGGCGATACTTC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ATACTCTCATTTTCACACAGCTGGTGTGCCCATCTGTGAGACATGGCATGTCCAGGC</text:p>
      <text:p text:style-name="Preformatted_20_Text">Masked <text:s text:c="9"/>ATCATACTCTCATTTTCACACAGCTGGTGTGCCCATCTGTGAGACATGGCATGTCCAG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TATGAGAAGGACACAGTCTGTAGAGCTCTCACATCAGGACATGCAACATGTTGTGAC</text:p>
      <text:p text:style-name="Preformatted_20_Text">Masked <text:s text:c="9"/>AGCTATGAGAAGGACACAGTCTGTAGAGCTCTCACATCAGGACATGCAACATGTTGT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ACAAGGGAGTACACAAATCATCACAGAAAAGTGTAGCAAAACAAGTTTTTTGTTGGA</text:p>
      <text:p text:style-name="Preformatted_20_Text">Masked <text:s text:c="9"/>CAAACAAGGGAGTACACAAATCATCACAGAAAAGTGTAGCAAAACAAGTTTTTTGTT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GTTTTTGTTGCCTTCTCAACATCTGGTTCTATGCTCTGTGGCCCATACACCGGCTC</text:p>
      <text:p text:style-name="Preformatted_20_Text">Masked <text:s text:c="9"/>ATTTGTTTTTGTTGCCTTCTCAACATCTGGTTCTATGCTCTGTGGCCCATACACCGG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GCAACTTGGGAATCTTGAGATCATGCTGCACATGCTGCCTGAATGCAGAGCACGAAT</text:p>
      <text:p text:style-name="Preformatted_20_Text">Masked <text:s text:c="9"/>TCAGCAACTTGGGAATCTTGAGATCATGCTGCACATGCTGCCTGAATGCAGAGCACG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GCCCCAGGGAACCAGGCAAAGGAATGCAAGGCAGCATGCGTGCCCAGCATTTGCCGG</text:p>
      <text:p text:style-name="Preformatted_20_Text">Masked <text:s text:c="9"/>GATGCCCCAGGGAACCAGGCAAAGGAATGCAAGGCAGCATGCGTGCCCAGCATTTGCC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TGATTACAAGCTCAGAATATCAAATTTCAGAGCTTTTTTTTTTTCTCAATTTGTGGA</text:p>
      <text:p text:style-name="Preformatted_20_Text">Masked <text:s text:c="9"/>GTCTGATTACAAGCTCAGAATATCAAATTTCAGAGCTTTTTTTTTTTCTCAATTTGT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TCTAAACAAGGATCAAGAAAATTGCATTTCTTCCATCAATGAAAAATAAAAATCAC</text:p>
      <text:p text:style-name="Preformatted_20_Text">Masked <text:s text:c="9"/>GAAATCTAAACAAGGATCAAGAAAATTGCATTTCTTCCATCAATGAAAAATAAAAAT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TCACAGAATTGTAGGGGTTGGAAAGGACCTCTAGAAAATCATGATCTAGTCCAG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CCTGCAAAGCAGGCGCCGTAGACCATGTTGCACAGGTAGGCACCCATACAGGTCTT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><text:soft-page-break/></text:p>
      <text:p text:style-name="Preformatted_20_Text">Unmasked <text:s text:c="7"/>ATATCTCCAGAGAAGGAGACTCCACAACCCCCCTGGGCAGCCTGTTCCAGTGCTCCCT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GCGAAGAAGTTCTTACTCATGTTTGTGTGGAACTTCCCATGCTTTAGTTTGTGGCT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CCCCTCGTTGTCACACACCACTGAAAAGATTCTGGCCTTGTCCCTTGGCCTCCTGCA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TAGATATTTATAGACATTGGTAAGATCCCCTATGACTTCTTTTCTCAAGGCTGAAC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CCCAGGTTGCTCAGCCTTCCCTCCGAAGAGAGGTGCTCCAGGCCCTTTATCATCTTT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GCCCTCTGCTGGACTCTTTCCAGGAGAAGTCATTTTTGTTTTTCCATCTGTGAAAACCC</text:p>
      <text:p text:style-name="Preformatted_20_Text">Masked <text:s text:c="9"/>NNNNNNNNNNNNNNNNNNNNNNNNGAGAAGTCATTTTTGTTTTTCCATCTGTGAAAACCC</text:p>
      <text:p text:style-name="Preformatted_20_Text"><text:s text:c="40"/>************************************</text:p>
      <text:p text:style-name="Preformatted_20_Text"/>
      <text:p text:style-name="Preformatted_20_Text">Unmasked <text:s text:c="7"/>TGCATTTATTGCCATTACATTGCCATTAAGATATTGCACTCCTCTTTTCCACTGAGGACA</text:p>
      <text:p text:style-name="Preformatted_20_Text">Masked <text:s text:c="9"/>TGCATTTATTGCCATTACATTGCCATTAAGATATTGCACTCCTCTTTTCCACTGAGG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TTTCCTGCATAGATCACATCTCTTCTTGGACAGTGTCTTCTCTCTACATAGTGAGAT</text:p>
      <text:p text:style-name="Preformatted_20_Text">Masked <text:s text:c="9"/>AGATTTCCTGCATAGATCACATCTCTTCTTGGACAGTGTCTTCTCTCTACATAGTGA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TTTTTCTGTAAAAATTTCTGGTCAGAAATAGAGCTAAGCAGATGCAGACAGCCCTGG</text:p>
      <text:p text:style-name="Preformatted_20_Text">Masked <text:s text:c="9"/>GTTTTTTTCTGTAAAAATTTCTGGTCAGAAATAGAGCTAAGCAGATGCAGACAGCCC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CCTGGCTCTCCAGAGAGGCTAAATACATAAGGAAGCTGCACAAGAACTCCCATGAGA</text:p>
      <text:p text:style-name="Preformatted_20_Text">Masked <text:s text:c="9"/>GAGCCTGGCTCTCCAGAGAGGCTAAATACATAAGGAAGCTGCACAAGAACTCCCATG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TCAAATTATTGATTTCAGCTGACTCACATTATATTGAGATTCAATCATATACTTGT</text:p>
      <text:p text:style-name="Preformatted_20_Text">Masked <text:s text:c="9"/>GAAGTCAAATTATTGATTTCAGCTGACTCACATTATATTGAGATTCAATCATATACT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TAAAATCAATGAATCACTAAGGTTGGAAAAGACCTGTAAGATCATTCAGTCCAACT</text:p>
      <text:p text:style-name="Preformatted_20_Text">Masked <text:s text:c="9"/>TTNNNNNNNNNNNNNNNNNNNNNNNNNNNNNNNNNNNNNNNNNNNNNNNNNNNNNNNNNN</text:p>
      <text:p text:style-name="Preformatted_20_Text"><text:s text:c="16"/>** <text:s text:c="57"/></text:p>
      <text:p text:style-name="Preformatted_20_Text"/>
      <text:p text:style-name="Preformatted_20_Text">Unmasked <text:s text:c="7"/>ATACACCTACCACCAATACTGCTCACTAAAGCATGTTCCTTAGTATTGTTATCTACAG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CTTGAAAATCTACAGAGGCAATGACTTAACAGCCTCCATGGACAGCCTGTTCCAGT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GACCACTCTTTCAGGGGAGAAATTGTAATATCCAACCTGAAAGTCCCCTGGCACAGCA</text:p>
      <text:p text:style-name="Preformatted_20_Text">Masked <text:s text:c="9"/>NNNNNNNNNNNNNNNNNNNNNNNNNNNNNNNNNNNNNNNNNNNNNNNNNNNNNNNNNNNN</text:p>
      <text:p text:style-name="Preformatted_20_Text"><text:soft-page-break/><text:s text:c="76"/></text:p>
      <text:p text:style-name="Preformatted_20_Text"/>
      <text:p text:style-name="Preformatted_20_Text">Unmasked <text:s text:c="7"/>TGAGGCTATTCCCTCTCATCCTATTGCTGTTACTTGGAAAAAGAGGCCAACTACCAAC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CACAGGTAGTTGTATATGTCAGTGAAGTCTTCCCTGAGCCCCCTCTTCTCTAGACT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CCTGTTCCTCACGGCACGTGCTCCTTTCCTCTCAGCACCTTCAATGAACACTGAAAAT</text:p>
      <text:p text:style-name="Preformatted_20_Text">Masked <text:s text:c="9"/>NNNNNNNNNNNCACGGCACGTGCTCCTTTCCTCTCAGCACCTTCAATGAACACTGAAAAT</text:p>
      <text:p text:style-name="Preformatted_20_Text"><text:s text:c="27"/>*************************************************</text:p>
      <text:p text:style-name="Preformatted_20_Text"/>
      <text:p text:style-name="Preformatted_20_Text">Unmasked <text:s text:c="7"/>TTTCAAGGAGAAAAATCAAACATTTTAGTAAAGTTTAGAATTTTTTTTGGTCAAAATATA</text:p>
      <text:p text:style-name="Preformatted_20_Text">Masked <text:s text:c="9"/>TTTCAAGGAGAAAAATCAAACATTTTAGTAAAGTTTAGAATTTTTTTTGGTCAAAA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TCTACTAAAAAATGCCATTCATCCTCTACCAACACTTTCAGTAGAATGAGTTTGCT</text:p>
      <text:p text:style-name="Preformatted_20_Text">Masked <text:s text:c="9"/>TTTTTCTACTAAAAAATGCCATTCATCCTCTACCAACACTTTCAGTAGAATGAGTT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TGGATATAATATCTTCTGTTACATTATTCTTTGTGTTCAAAATCAGTATTCATATCT</text:p>
      <text:p text:style-name="Preformatted_20_Text">Masked <text:s text:c="9"/>ATCTGGATATAATATCTTCTGTTACATTATTCTTTGTGTTCAAAATCAGTATTCATA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TTTGTCTTATATGATTGTTGTTGTTACTGATAAGCTAAGTATATTATGCAGTTTTAC</text:p>
      <text:p text:style-name="Preformatted_20_Text">Masked <text:s text:c="9"/>ATGTTTGTCTTATATGATTGTTGTTGTTACTGATAAGCTAAGTATATTATGCAGTTT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TTACATATATTAGTTTTTTAACTGTCTGTTCTGATTTCTCATACAATCTTTTCATC</text:p>
      <text:p text:style-name="Preformatted_20_Text">Masked <text:s text:c="9"/>AGTGTTACATATATTAGTTTTTTAACTGTCTGTTCTGATTTCTCATACAATCTTTTCATC</text:p>
      <text:p text:style-name="Preformatted_20_Text"><text:s text:c="16"/>************************************************************</text:p>
      <text:p text:style-name="Preformatted_20_Text"/>
      <text:p text:style-name="Preformatted_20_Text"><office:annotation office:name="__Annotation__4570_650949078"><dc:creator>Unknown Author</dc:creator><dc:date>2022-04-08T12:09:43.998439831</dc:date><text:p text:style-name="P3"><text:span text:style-name="T3">EXON6</text:span></text:p></office:annotation>Unmasked <text:s text:c="7"/>CTCTTTTCTAAG<text:span text:style-name="T1">ATAGAAGCAAACAAAATCTTCACATCTGAGTGCTAGCATGATGATAAA</text:span></text:p>
      <text:p text:style-name="Preformatted_20_Text">Masked <text:s text:c="9"/>CTCTTTTCTAAG<text:span text:style-name="T1">ATAGAAGCAAACAAAATCTTCACATCTGAGTGCTAGCATGATGATAA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ATATGTTATGAGAAGTCTACACAGACAAAACTAAAACTCCTCAAAGTTGACTGTCTCCN</text:span></text:p>
      <text:p text:style-name="Preformatted_20_Text">Masked <text:s text:c="9"/><text:span text:style-name="T1">AATATGTTATGAGAAGTCTACACAGACAAAACTAAAACTCCTCAAAGTTGACTGTCTCCN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NNNNNNNNNNNNNNNNNNNNNNCAGGAATGCTTCAGGAGCTAATTTAAAGTTTCACTATA</text:span></text:p>
      <text:p text:style-name="Preformatted_20_Text">Masked <text:s text:c="9"/><text:span text:style-name="T1">NNNNNNNNNNNNNNNNNNNNNNCAGGAATGCTTCAGGAGCTAATTTAAAGTTTCACTAT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CTGGACTGTAAGTTTCTGTTCTATGTTACATAGCTTCA</text:span><text:span text:style-name="T2">T</text:span><text:span text:style-name="T1">AAGAACA</text:span>GTAACCCTGATCA</text:p>
      <text:p text:style-name="Preformatted_20_Text">Masked <text:s text:c="9"/><text:span text:style-name="T1">GCTGGACTGTAAGTTTCTGTTCTATGTTACATAGCTTCA</text:span><text:span text:style-name="T2">T</text:span><text:span text:style-name="T1">AAGAACA</text:span>GTAACCCTGATCA</text:p>
      <text:p text:style-name="Preformatted_20_Text"><text:s text:c="16"/>************************************************************</text:p>
      <text:p text:style-name="Preformatted_20_Text"><office:annotation-end office:name="__Annotation__4570_650949078"/></text:p>
      <text:p text:style-name="Preformatted_20_Text">Unmasked <text:s text:c="7"/>AGATAAAATACTTAATTTCTCCAAAACCAGCAACATTTATATAGCATTAGAATAAAGGCA</text:p>
      <text:p text:style-name="Preformatted_20_Text">Masked <text:s text:c="9"/>AGATAAAATACTTAATTTCTCCAAAACCAGCAACATTTATATAGCATTAGAATAAAG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CATCCTAGGGACATCAGAACAGTAAAGGACTTTGCACATGCTGAACAGCAAGAATA</text:p>
      <text:p text:style-name="Preformatted_20_Text">Masked <text:s text:c="9"/>GAAGCATCCTAGGGACATCAGAACAGTAAAGGACTTTGCACATGCTGAACAGCAAG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CATTAAATAAACTTTCTTCGGATAGAGGCCCAGAGATTTCCTCTAGACCTAAAAGT</text:p>
      <text:p text:style-name="Preformatted_20_Text"><text:soft-page-break/>Masked <text:s text:c="9"/>TCTGCATTAAATAAACTTTCTTCGGATAGAGGCCCAGAGATTTCCTCTAGACCTAAA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GAGTCAGCAGTTTAAGATGCCTTAAATGGTGCCAGCTGATGCAGTGGTCAGCTGCT</text:p>
      <text:p text:style-name="Preformatted_20_Text">Masked <text:s text:c="9"/>ATTTGAGTCAGCAGTTTAAGATGCCTTAAATGGTGCCAGCTGATGCAGTGGTCAGC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TCCTTTTACACACCCCCTACTAGGCACTGCTGTTAAGGAAGATACGTAAGAGCTGC</text:p>
      <text:p text:style-name="Preformatted_20_Text">Masked <text:s text:c="9"/>AAATTCCTTTTACACACCCCCTACTAGGCACTGCTGTTAAGGAAGATACGTAAGAGC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TAACAATGGGGTTTGTAAGGCAAGTGCCTTAACTGCAGCTATTTCACAAGATGTCAT</text:p>
      <text:p text:style-name="Preformatted_20_Text">Masked <text:s text:c="9"/>GGATAACAATGGGGTTTGTAAGGCAAGTGCCTTAACTGCAGCTATTTCACAAGATGT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TCACAGACAGCAGCTAGGATACATACTTTAGGATATTATGTAAAACTGAACAGTGTA</text:p>
      <text:p text:style-name="Preformatted_20_Text">Masked <text:s text:c="9"/>ATGTCACAGACAGCAGCTAGGATACATACTTTAGGATATTATGTAAAACTGAACAG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AAAATTAGACGTAGAATATATAAGTTGTGTGCCTCAAAGGAATATTTCTCCTGTTC</text:p>
      <text:p text:style-name="Preformatted_20_Text">Masked <text:s text:c="9"/>ATTTAAAATTAGACGTAGAATATATAAGTTGTGTGCCTCAAAGGAATATTTCTCCTG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TTTCATTTTATTATTTTAAAGTGTTTGCTTTGTTTCATTCCATTTTTAATTAGAGCT</text:p>
      <text:p text:style-name="Preformatted_20_Text">Masked <text:s text:c="9"/>AGTTTTCATTTTATTATTTTAAAGTGTTTGCTTTGTTTCATTCCATTTTTAATTAGA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CCCTTCATGCAAATAGTCTGAGAATAGCAGAGAGTGATCCAGAATAAGAGAGAATTT</text:p>
      <text:p text:style-name="Preformatted_20_Text">Masked <text:s text:c="9"/>GTGCCCTTCATGCAAATAGTCTGAGAATAGCAGAGAGTGATCCAGAATAAGAGAGA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TCTGTTCTGAAAATAAATGAAGGCAAAACTCCATCTGACCATAGTGAGCATGCAGGA</text:p>
      <text:p text:style-name="Preformatted_20_Text">Masked <text:s text:c="9"/>AGTTCTGTTCTGAAAATAAATGAAGGCAAAACTCCATCTGACCATAGTGAGCATGCA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GCTTCCATTATCTGGCAAGCCATATGGAATTACTTATTCCTTATTAAAGTTGAGATC</text:p>
      <text:p text:style-name="Preformatted_20_Text">Masked <text:s text:c="9"/>ATAGCTTCCATTATCTGGCAAGCCATATGGAATTACTTATTCCTTATTAAAGTTGAG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CATAATATACCTAAAAAAAAGACTCTTGCCAAATTGATCTCAAAAGTAAGCACCTC</text:p>
      <text:p text:style-name="Preformatted_20_Text">Masked <text:s text:c="9"/>TTTACATAATATACCTAAAAAAAAGACTCTTGCCAAATTGATCTCAAAAGTAAGCAC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GTTCTTCCTCTACCCAGCTCTTGTGAGGCCCCATCTGCAGGACTGTGTTCAGGCATG</text:p>
      <text:p text:style-name="Preformatted_20_Text">Masked <text:s text:c="9"/>TTGGNNNNNNNNNNNNNNNNNNNNNNNNNNNNNNNNNNNNNNNNNNNNNNNNNNNNNNNN</text:p>
      <text:p text:style-name="Preformatted_20_Text"><text:s text:c="16"/>**** <text:s text:c="55"/></text:p>
      <text:p text:style-name="Preformatted_20_Text"/>
      <text:p text:style-name="Preformatted_20_Text">Unmasked <text:s text:c="7"/>GGGGCCACAGCACAAGAAAGACACAGAGCTTTTGGAACGAGTCCAGAGGAGGGCCACT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TGATCAGAGGGCTGGAGCACCTCTCCTGTGAGGAAATGTTGAGGGAACTGGGCTTG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GCTTGGAGAAGGCTCCGGGGAGACCTCATTGTGGCCTTCCAGTACTTGAAGGGAGC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<text:soft-page-break/>Unmasked <text:s text:c="7"/>ATGAACAGGAGGGGAAACGACTGTTTACATGGATTGATACTGATAGGATAAGGGAGAA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TTAAAACGGAGACAGGGGAGGTTTAGGTGAGATAGTAGGAGGAAGTTTTTCACACA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GTGGTGAGGCACTGGCACAGGTTGCCCAAAGAGGTTGTGGATGCCCCATGCTTGA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TTCAAGGCCAGGCTGGATGTGGCTCTGGGCAGCCTGGTCTGGTGGCTGGTGACCCT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CACAGGAGGGGGGTTGAAACTCAATGATCACCGTGGTCCTTTTCAAACCAGGCCATT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GATTTTATGATTCAGTCTGGAGAAGAGAAGGTTGTGAGATGACCTAATAGCAGACT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GTATCTAAAGGGGAGCTACATGAAAGAAGGGAGCAGACTCTTTAACAGGGTCTGTG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TAGAACAAGGTAAAATAGCTTCAAGCCCAAATAGAGTACATTTAGATAGGAGATAG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AAAGTCTTCTACAGAGAGAGTGGTGAGACACTATAGGTTGCCCAGAGTTGTGGTTG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GCCCCATCCCTGGGGACTTTCAAGGCCAGTGTGGATCAGTCCCTGGGCAGTCCGAT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CTGCATATGTCCCTGTTCATTGCAGAAGGGATGGACTAGATGCCCTTTGAAAGTCC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CAATTCTAAGTACTTTATGATTCCGTGATTCTATGATTCTATGATTCTGTGATCCAGG</text:p>
      <text:p text:style-name="Preformatted_20_Text">Masked <text:s text:c="9"/>NNNNNNNNNNNNNNNNNNNNNNNNNCGTGATTCTATGATTCTATGATTCTGTGATCCAGG</text:p>
      <text:p text:style-name="Preformatted_20_Text"><text:s text:c="41"/>***********************************</text:p>
      <text:p text:style-name="Preformatted_20_Text"/>
      <text:p text:style-name="Preformatted_20_Text">Unmasked <text:s text:c="7"/>TCAGTGAGGTCTAGGCTCATATGACCTTTCTTCCTTCAGTTTTTGAACTTAGCAATTCTG</text:p>
      <text:p text:style-name="Preformatted_20_Text">Masked <text:s text:c="9"/>TCAGTGAGGTCTAGGCTCATATGACCTTTCTTCCTTCAGTTTTTGAACTTAGCAAT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CAGTATTGAGCTTTAAGATACTGCTGGACCAGAAAAGCTCTATTTTTCTGATGTTAT</text:p>
      <text:p text:style-name="Preformatted_20_Text">Masked <text:s text:c="9"/>TAGCAGTATTGAGCTTTAAGATACTGCTGGACCAGAAAAGCTCTATTTTTCTGATG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CCATGAAAAGATGAAGAATCAAAAGTCAGTGCACAGAAATACAGTTCAGCTTATTAT</text:p>
      <text:p text:style-name="Preformatted_20_Text">Masked <text:s text:c="9"/>CAGCCATGAAAAGATGAAGAATCAAAAGTCAGTGCACAGAAATACAGTTCAGCTTATTAT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AGGAAGAAAATGACTTTGATTTGAAACATTCAGGAAAATCTGAGCCAGAAGAAGTGCATT</text:p>
      <text:p text:style-name="Preformatted_20_Text">Masked <text:s text:c="9"/>AGGAAGAAAATGACTTTGATTTGAAACATTCAGGAAAATCTGAGCCAGAAGAAGTGC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TGGGTAGTGAAGCCTGAATACACAAAAACTTGGGAACCTTGAGAATAAAAAACAAAA</text:p>
      <text:p text:style-name="Preformatted_20_Text">Masked <text:s text:c="9"/>TGGTGGGTAGTGAAGCCTGAATACACAAAAACTTGGGAACCTTGAGAATAAAAAAC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AAATATTTTTTCTTTTATAATTCAGCCAAAGATTAGAGAAAACATTACTATATGTT</text:p>
      <text:p text:style-name="Preformatted_20_Text">Masked <text:s text:c="9"/>AACAAAATATTTTTTCTTTTATAATTCAGCCAAAGATTAGAGAAAACATTACTATA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GACATGCTCTCAGAGATCATAAATTGAATGAATGCTCATTCACTGTCATTTGTCCTT</text:p>
      <text:p text:style-name="Preformatted_20_Text">Masked <text:s text:c="9"/>ATAGACATGCTCTCAGAGATCATAAATTGAATGAATGCTCATTCACTGTCATTTGTC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AGTGCAGTGTATCCCAAACAAATGCTGTTAAAAATTCTGTTAGGTCTCTGATAATAA</text:p>
      <text:p text:style-name="Preformatted_20_Text">Masked <text:s text:c="9"/>CACAGTGCAGTGTATCCCAAACAAATGCTGTTAAAAATTCTGTTAGGTCTCTGATA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AAACAAGGATTTTGCTGATAACTTTTCCTGTGAAGGCTGGATAGACCACATACACTT</text:p>
      <text:p text:style-name="Preformatted_20_Text">Masked <text:s text:c="9"/>GGAAAACAAGGATTTTGCTGATAACTTTTCCTGTGAAGGCTGGATAGACCACATACA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AAAAAGGAAGTGCACAGTGAAGGACAAAGAACGTTTTTGACTCTCTCCAGTACAGTA</text:p>
      <text:p text:style-name="Preformatted_20_Text">Masked <text:s text:c="9"/>TCAAAAAAGGAAGTGCACAGTGAAGGACAAAGAACGTTTTTGACTCTCTCCAGTACA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ACTCTTTAGCAGAACTGTAATGACAGAGAGACTGAAACCATGGTAAGCTCTATTCGT</text:p>
      <text:p text:style-name="Preformatted_20_Text">Masked <text:s text:c="9"/>CATACTCTTTAGCAGAACTGTAATGACAGAGAGACTGAAACCATGGTAAGCTCTATTC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CTTTTTATTATATCAATGCATAATATTTAGTATTAAAACTATATGGGATGCGACTGT</text:p>
      <text:p text:style-name="Preformatted_20_Text">Masked <text:s text:c="9"/>TTTCTTTTTATTATATCAATGCATAATATTTAGTATTAAAACTATATGGGATGCGA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CTTTAAACATATTTATAATAATTTTCAAGTGAGTTTCTTGCAGCTCACTTCCTGCT</text:p>
      <text:p text:style-name="Preformatted_20_Text">Masked <text:s text:c="9"/>AAAACTTTAAACATATTTATAATAATTTTCAAGTGAGTTTCTTGCAGCTCACTTCC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AGGGAATGAAGAAACTTTAGTTTTTTCTGTTTCTTCATCATATGAATCAGTTTGTG</text:p>
      <text:p text:style-name="Preformatted_20_Text">Masked <text:s text:c="9"/>TTTGAGGGAATGAAGAAACTTTAGTTTTTTCTGTTTCTTCATCATATGAATCAGTT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GTCTTACAGATTCTGAAATTCAAAAGTAAGAAAGAGACAATGGTTTCTTTCAAGACT</text:p>
      <text:p text:style-name="Preformatted_20_Text">Masked <text:s text:c="9"/>TGTGTCTTACAGATTCTGAAATTCAAAAGTAAGAAAGAGACAATGGTTTCTTTCAAG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TGAAAATTAAGTTTGTAGATCTAGAGGAATTCTGCAGACAGGTGTCAATATGATAC</text:p>
      <text:p text:style-name="Preformatted_20_Text">Masked <text:s text:c="9"/>AAGCTGAAAATTAAGTTTGTAGATCTAGAGGAATTCTGCAGACAGGTGTCAATATGA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GCCAGAAATGAGAGTAAAGTTCTTTAACAATATTCCCAGAAAGACATTATACTTTCC</text:p>
      <text:p text:style-name="Preformatted_20_Text">Masked <text:s text:c="9"/>CAAGCCAGAAATGAGAGTAAAGTTCTTTAACAATATTCCCAGAAAGACATTATACTT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TTTAGAAGAACTTTGAAGCTAAAAACAAAAAAGATTTATGCTTCTAGATGTAAATTT</text:p>
      <text:p text:style-name="Preformatted_20_Text">Masked <text:s text:c="9"/>TCATTTAGAAGAACTTTGAAGCTAAAAACAAAAAAGATTTATGCTTCTAGATGTAAATTT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GCAGTACAGACATTTTTTTTAACTAATATCTGTTCTTTTTTTCATAAAAAGATTATTTAA</text:p>
      <text:p text:style-name="Preformatted_20_Text">Masked <text:s text:c="9"/>GCAGTACAGACATTTTTTTTAACTAATATCTGTTCTTTTTTTCATAAAAAGATTATT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CAAAAACCTACATACTTGCAGATGTTTTTCTAAGTATTTATTAGTAAATTGAATCA</text:p>
      <text:p text:style-name="Preformatted_20_Text">Masked <text:s text:c="9"/>AATTCAAAAACCTACATACTTGCAGATGTTTTTCTAAGTATTTATTAGTAAATTGAA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TTTCAAGTCAAACGTTTTTAAAGATGTTAAAAGCTGTGTAGTCTGAATAGCTTTTT</text:p>
      <text:p text:style-name="Preformatted_20_Text">Masked <text:s text:c="9"/>ACAATTTCAAGTCAAACGTTTTTAAAGATGTTAAAAGCTGTGTAGTCTGAATAGC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CCACTTTTTCCTCAGGAAATATTTTAGAACTCTTGGAGTATCTTGTATACTTTTGCA</text:p>
      <text:p text:style-name="Preformatted_20_Text">Masked <text:s text:c="9"/>ACACCACTTTTTCCTCAGGAAATATTTTAGAACTCTTGGAGTATCTTGTATACTTTT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GTAAATATGCTCAAACAAAGCTATCTCTAAATAGCTTTTCTTTAAGAGGAAAAAGGT</text:p>
      <text:p text:style-name="Preformatted_20_Text">Masked <text:s text:c="9"/>GTGGTAAATATGCTCAAACAAAGCTATCTCTAAATAGCTTTTCTTTAAGAGGAAAAA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TTATGAAACCTAGAGAGGAACCCAAGACATAGAATTCAGTAATTCATAGGCAAAAAG</text:p>
      <text:p text:style-name="Preformatted_20_Text">Masked <text:s text:c="9"/>AGTTTATGAAACCTAGAGAGGAACCCAAGACATAGAATTCAGTAATTCATAGGCAA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TAGTGTCCATCACAAGTAGGACAAGAAAAATGACAGTGTGAAATAGGATTGAATGCA</text:p>
      <text:p text:style-name="Preformatted_20_Text">Masked <text:s text:c="9"/>GTCTAGTGTCCATCACAAGTAGGACAAGAAAAATGACAGTGTGAAATAGGATTGAAT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CACAGTTTACATTTAACAGTGTTTCGCAAAGTTTGGAGGTTTTGGGCAGAGGTTAGT</text:p>
      <text:p text:style-name="Preformatted_20_Text">Masked <text:s text:c="9"/>GAACACAGTTTACATTTAACAGTGTTTCGCAAAGTTTGGAGGTTTTGGGCAGAGGTT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TTTTACACAAAGATTGAGTTCTTCCTGAATCTGAAGAAATGGCCTCAAAAGTGTTT</text:p>
      <text:p text:style-name="Preformatted_20_Text">Masked <text:s text:c="9"/>TCTGTTTTACACAAAGATTGAGTTCTTCCTGAATCTGAAGAAATGGCCTCAAAAGTG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AACATTTTGGATATTTAAAATATAAAATATACATCTCTTATTTATTTCTGTTGTAA</text:p>
      <text:p text:style-name="Preformatted_20_Text">Masked <text:s text:c="9"/>CAGTAACATTTTGGATATTTAAAATATAAAATATACATCTCTTATTTATTTCTGTTG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TTCCAGTGTGTAGGAACAAGTGAGAAAACAAAACAAAACAAAACAAAACAAGAACA</text:p>
      <text:p text:style-name="Preformatted_20_Text">Masked <text:s text:c="9"/>TGAATTCCAGTGTGTAGGAACAAGTGAGNNNNNNNNNNNNNNNNNNNNNNNNNNNNNNNN</text:p>
      <text:p text:style-name="Preformatted_20_Text"><text:s text:c="16"/>**************************** <text:s text:c="31"/></text:p>
      <text:p text:style-name="Preformatted_20_Text"/>
      <text:p text:style-name="Preformatted_20_Text">Unmasked <text:s text:c="7"/>AACAATCGAAAAAACCATTGTGCTTGTACGTGCAAAAAGTCAACTCAAGTTACTTGATTT</text:p>
      <text:p text:style-name="Preformatted_20_Text">Masked <text:s text:c="9"/>NNCAATCGAAAAAACCATTGTGCTTGTACGTGCAAAAAGTCAACTCAAGTTACTTGATTT</text:p>
      <text:p text:style-name="Preformatted_20_Text"><text:s text:c="18"/>**********************************************************</text:p>
      <text:p text:style-name="Preformatted_20_Text"/>
      <text:p text:style-name="Preformatted_20_Text">Unmasked <text:s text:c="7"/>GCTCACATATACGTGAACGGGAAAAGCACAACAGTTCTAACAAATTAGCATTTTATTGTG</text:p>
      <text:p text:style-name="Preformatted_20_Text">Masked <text:s text:c="9"/>GCTCACATATACGTGAACGGGAAAAGCACAACAGTTCTAACAAATTAGCATTTTAT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TGCATGCTGAGTTCCTGTTGTTGCAGAGATTCTTTAACTCAAGCTTCCCATTCAGC</text:p>
      <text:p text:style-name="Preformatted_20_Text">Masked <text:s text:c="9"/>CTTTTGCATGCTGAGTTCCTGTTGTTGCAGAGATTCTTTAACTCAAGCTTCCCATT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CTCATATACACATGGAGGCTCTTTATCTGCAAAACTCTACATTACATTTTGCAAGGC</text:p>
      <text:p text:style-name="Preformatted_20_Text"><text:soft-page-break/>Masked <text:s text:c="9"/>ATTCTCATATACACATGGAGGCTCTTTATCTGCAAAACTCTACATTACATTTTGCAAG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TATAATACAGTTATTCTATTGGCACGACTCAAATGTATAGCTCTCTTTATAAAAAA</text:p>
      <text:p text:style-name="Preformatted_20_Text">Masked <text:s text:c="9"/>AAATTATAATACAGTTATTCTATTGGCACGACTCAAATGTATAGCTCTCTTTATA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TGTTTAGAAGGAGCATGTAAATATGCAAATACATTGAACACAAGGTTTCTGCTGTTG</text:p>
      <text:p text:style-name="Preformatted_20_Text">Masked <text:s text:c="9"/>GTTTGTTTAGAAGGAGCATGTAAATATGCAAATACATTGAACACAAGGTTTCTGCTG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ATTGCAGTTTGAAAATAAGCAACAATAACAGTTCTACCTTTTCTTCAAATTCTTTTT</text:p>
      <text:p text:style-name="Preformatted_20_Text">Masked <text:s text:c="9"/>CCAATTGCAGTTTGAAAATAAGCAACAATAACAGTTCTACCTTTTCTTCAAATTC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TTTCAGATAGGTTTATCTGAATTGAAATATGACTGACAGTTCAAAGAAACACAAACT</text:p>
      <text:p text:style-name="Preformatted_20_Text">Masked <text:s text:c="9"/>AAGTTTCAGATAGGTTTATCTGAATTGAAATATGACTGACAGTTCAAAGAAACACAA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TATTCATACTCTTATTAGATTTCTCCAGCAGTATTATATACTCTATAGAAAAAGGAG</text:p>
      <text:p text:style-name="Preformatted_20_Text">Masked <text:s text:c="9"/>ATGTATTCATACTCTTATTAGATTTCTCCAGCAGTATTATATACTCTATAGAAAAAG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TTTTATCTCTGCATCACAGGCAACCCAGAAGCATCGCTAAGGAAGCAAATCACAATA</text:p>
      <text:p text:style-name="Preformatted_20_Text">Masked <text:s text:c="9"/>TGCTTTTATCTCTGCATCACAGGCAACCCAGAAGCATCGCTAAGGAAGCAAATCAC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ATGCTGCAGGGGCGGACATTTGTATTATAGCGATATAGGTTAGGTGGAAAGAAAAA</text:p>
      <text:p text:style-name="Preformatted_20_Text">Masked <text:s text:c="9"/>TTTGATGCTGCAGGGGCGGACATTTGTATTATAGCGATATAGGTTAGGTGGAAAG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GTAGTTTAAATAAAAAAAGTGGAGAGCAAAATAATTGAAAAGGTTAGAGTGAGGGA</text:p>
      <text:p text:style-name="Preformatted_20_Text">Masked <text:s text:c="9"/>AGAAGTAGTTTAAATAAAAAAAGTGGAGAGCAAAATAATTGAAAAGGTTAGAGTGAG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TGAGGGAAAGTGCATTTTCTGACAGTTTTACACAAGGCAGAGATCGAACTGGTTGAG</text:p>
      <text:p text:style-name="Preformatted_20_Text">Masked <text:s text:c="9"/>TAATGAGGGAAAGTGCATTTTCTGACAGTTTTACACAAGGCAGAGATCGAACTGGTT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ACAAATTTATCCCAACAAAAATGTCAATTAACTGAGACTGGCATAATCTGGCTGAGG</text:p>
      <text:p text:style-name="Preformatted_20_Text">Masked <text:s text:c="9"/>ATAACAAATTTATCCCAACAAAAATGTCAATTAACTGAGACTGGCATAATCTGGCTG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ACTCTGCTTTAAATGCAGAAGGGAAGATGTGGAAGGAGCAGATCTAGGTCGCATAGA</text:p>
      <text:p text:style-name="Preformatted_20_Text">Masked <text:s text:c="9"/>CCAACTCTGCTTTAAATGCAGAAGGGAAGATGTGGAAGGAGCAGATCTAGGTCGCAT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CCAAGATCAAATGAGGGCCAAAATGAGTTCAGTATTTTATTTCTGTCTCTCATAACA</text:p>
      <text:p text:style-name="Preformatted_20_Text">Masked <text:s text:c="9"/>ATCCCAAGATCAAATGAGGGCCAAAATGAGTTCAGTATTTTATTTCTGTCTCTCAT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CCAAGTCCAATCCAAAAAATACAGACATAATAAAGTATGAAAAAAATACTAAAACTA</text:p>
      <text:p text:style-name="Preformatted_20_Text">Masked <text:s text:c="9"/>GAGCCAAGTCCAATCCAAAAAATACAGACATAATAAAGTATGAAAAAAATACTAAAA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CAACAGCTGCTGGTAGTTGTTGCCTTGTGTGAAATAGGAGCTGATGAATGCAAAGGA</text:p>
      <text:p text:style-name="Preformatted_20_Text">Masked <text:s text:c="9"/>CACCAACAGCTGCTGGTAGTTGTTGCCTTGTGTGAAATAGGAGCTGATGAATGCAAAGGA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AAGATTGCATTTTCCTTTGACTTCAGGCCAAGACTAGCTGTGTTGATTTCTAAGCTGGA</text:p>
      <text:p text:style-name="Preformatted_20_Text">Masked <text:s text:c="9"/>AAAGATTGCATTTTCCTTTGACTTCAGGCCAAGACTAGCTGTGTTGATTTCTAAGCT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TAACAGTCAACACAAGCTTGCCTTCCTGTAGTGCTACTGGTAATTTGTAGGTTAAG</text:p>
      <text:p text:style-name="Preformatted_20_Text">Masked <text:s text:c="9"/>AAAATAACAGTCAACACAAGCTTGCCTTCCTGTAGTGCTACTGGTAATTTGTAGGTT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TAAAAGAACTTTTGAGATATGAGATAAATCCATGAATGCAGATATGACTAAGGATAT</text:p>
      <text:p text:style-name="Preformatted_20_Text">Masked <text:s text:c="9"/>AAGTAAAAGAACTTTTGAGATATGAGATAAATCCATGAATGCAGATATGACTAAGGA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TCAACCGATTTGGATTTATTGATTGTTAAAATAGAATTTCTGTTAAAAATAGTCCAA</text:p>
      <text:p text:style-name="Preformatted_20_Text">Masked <text:s text:c="9"/>GGGTCAACCGATTTGGATTTATTGATTGTTAAAATAGAATTTCTGTTAAAAATAGTC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GTGGAAGACTGCTGGCATCTTCTTAGTCATAACATCCAGGCAGAGCTAGGACTTCA</text:p>
      <text:p text:style-name="Preformatted_20_Text">Masked <text:s text:c="9"/>AAAAGTGGAAGACTGCTGGCATCTTCTTAGTCATAACATCCAGGCAGAGCTAGGAC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AAAGAGTGAGTTGCTGTGTAGCAGGGAGGGCCTGCTGAAGTTCATTGTACTGAAATC</text:p>
      <text:p text:style-name="Preformatted_20_Text">Masked <text:s text:c="9"/>GTTAAAGAGTGAGTTGCTGTGTAGCAGGGAGGGCCTGCTGAAGTTCATTGTACTGAA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ATTCCTTTTAGAATTTCAGAAAAAGATCCAAAATACAAATACAAACATCGGCTTAC</text:p>
      <text:p text:style-name="Preformatted_20_Text">Masked <text:s text:c="9"/>TCTGATTCCTTTTAGAATTTCAGAAAAAGATCCAAAATACAAATACAAACATCGGCT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TTCCGGGTACCTCAATTTGGAAGGCATTCACATTGCCTCAGGAACACTACTAACTTC</text:p>
      <text:p text:style-name="Preformatted_20_Text">Masked <text:s text:c="9"/>ATGTTCCGGGTACCTCAATTTGGAAGGCATTCACATTGCCTCAGGAACACTACTAAC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TTTAATTCCTAATAGATTCTGTCATTCAGCTCATATGAGCTTTGATAAAAAAAAATC</text:p>
      <text:p text:style-name="Preformatted_20_Text">Masked <text:s text:c="9"/>TCATTTAATTCCTAATAGATTCTGTCATTCAGCTCATATGAGCTTTGATAAAAAAAA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ATACAGTTAATTTCTGGAAAACAGCTGTACTACAATTTACCTTGAAATAACTCTTTT</text:p>
      <text:p text:style-name="Preformatted_20_Text">Masked <text:s text:c="9"/>TCCATACAGTTAATTTCTGGAAAACAGCTGTACTACAATTTACCTTGAAATAACTC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GTTCTGTGTCATATTTCTATTGCATTTACTTTGGAAAGAATTTCATCTGTTTTCAGA</text:p>
      <text:p text:style-name="Preformatted_20_Text">Masked <text:s text:c="9"/>GTGGTTCTGTGTCATATTTCTATTGCATTTACTTTGGAAAGAATTTCATCTGTTTTC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GTTAAAATATTTTAACCCTTTGAGACTAAATTTCTGTCACACAAAACAAATGGCCAG</text:p>
      <text:p text:style-name="Preformatted_20_Text">Masked <text:s text:c="9"/>GTAGTTAAAATATTTTAACCCTTTGAGACTAAATTTCTGTCACACAAAACAAATGGC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GCGATGTCAGGAAAAACAAACAAGCAAACAAACAAACAAACAAAACTTCCCATTTAT</text:p>
      <text:p text:style-name="Preformatted_20_Text">Masked <text:s text:c="9"/>TTAGCGATGTCAGGAANNNNNNNNNNNNNNNNNNNNNNNNNNNNNNNACTTCCCATTTAT</text:p>
      <text:p text:style-name="Preformatted_20_Text"><text:s text:c="16"/>**************** <text:s text:c="30"/>*************</text:p>
      <text:p text:style-name="Preformatted_20_Text"/>
      <text:p text:style-name="Preformatted_20_Text">Unmasked <text:s text:c="7"/>AAGTGGTTACACTAGACATTATTCAGCAATTCAGGGTCCTAGCACTGAAATCCAGCACTC</text:p>
      <text:p text:style-name="Preformatted_20_Text">Masked <text:s text:c="9"/>AAGTGGTTACACTAGACATTATTCAGCAATTCAGGGTCCTAGCACTGAAATCCAGCA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AGCACTCCTAAGAACTGTATGCTGGAAGTTTATGTGGAGCACACCATTATCACATAC</text:p>
      <text:p text:style-name="Preformatted_20_Text">Masked <text:s text:c="9"/>CTAAGCACTCCTAAGAACTGTATGCTGGAAGTTTATGTGGAGCACACCATTATCACATAC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CAACTCACTGGAAGTAATGACCTGGAAAAATAGAAAGGGACAAATGGTAGATGAATTGTC</text:p>
      <text:p text:style-name="Preformatted_20_Text">Masked <text:s text:c="9"/>CAACTCACTGGAAGTAATGACCTGGAAAAATAGAAAGGGACAAATGGTAGATGAATT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GCAACTCCAGCAATAAAAAAGAAGTCACTATTCCTCCCTGGGGTTCTGTATCTTAGC</text:p>
      <text:p text:style-name="Preformatted_20_Text">Masked <text:s text:c="9"/>TGGGCAACTCCAGCAATAAAAAAGAAGTCACTATTCCTCCCTGGGGTTCTGTATCTT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GGAGAAAAAACATTGATGAGGAGTAATATATTGAGATATATATATCATGTGAGGCAG</text:p>
      <text:p text:style-name="Preformatted_20_Text">Masked <text:s text:c="9"/>TATGGAGAAAAAACATTGATGAGGAGTAATATATTGAGATATATATATCATGTGAGG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AGCAGAAATAGGTTTTGAGAAAGAGAAGAAAACAGTCCAAGTCCCTCTGAAAGCAAT</text:p>
      <text:p text:style-name="Preformatted_20_Text">Masked <text:s text:c="9"/>CACAGCAGAAATAGGTTTTGAGAAAGAGAAGAAAACAGTCCAAGTCCCTCTGAAAGC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AAAACAAAGTAAATTCAATTCAAGGTACCTGCATAAGAAATCCATTTTAGGAATAA</text:p>
      <text:p text:style-name="Preformatted_20_Text">Masked <text:s text:c="9"/>TTCTAAAACAAAGTAAATTCAATTCAAGGTACCTGCATAAGAAATCCATTTTAGGA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GCAAGATGAACATTATCAGATCCCAATGGATGTGATCAACAAAACTCCTATGTCTC</text:p>
      <text:p text:style-name="Preformatted_20_Text">Masked <text:s text:c="9"/>AACAGCAAGATGAACATTATCAGATCCCAATGGATGTGATCAACAAAACTCCTATGT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CAAGTAGCAAAAAGGAAACACAAGCTTTCTTAAATTTGGGGGCTTTAGAGAATGAGC</text:p>
      <text:p text:style-name="Preformatted_20_Text">Masked <text:s text:c="9"/>CACCAAGTAGCAAAAAGGAAACACAAGCTTTCTTAAATTTGGGGGCTTTAGAGAATG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CTTATTTACAGTCTGATTGTAAATCCTTTAAATCAAGTGACCCAGATGAAGAACAAT</text:p>
      <text:p text:style-name="Preformatted_20_Text">Masked <text:s text:c="9"/>ATTCTTATTTACAGTCTGATTGTAAATCCTTTAAATCAAGTGACCCAGATGAAGAAC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CATGGATTTCTGAGCAACAACAGATCTATGAATAAGTTAAACAGGAGATAGTTCAT</text:p>
      <text:p text:style-name="Preformatted_20_Text">Masked <text:s text:c="9"/>TTCACATGGATTTCTGAGCAACAACAGATCTATGAATAAGTTAAACAGGAGATAGTT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TTAGTCCTTGGGCCACTCGAGGCATGACAAGATGTAAAAAACACGCTCTGTGCTGCA</text:p>
      <text:p text:style-name="Preformatted_20_Text">Masked <text:s text:c="9"/>GCATTAGTCCTTGGGCCACTCGAGGCATGACAAGATGTAAAAAACACGCTCTGTGCT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CAGGGAGAATGGCCCCACCTAGAGCCTGTGGCAGAGAGCCCCAGGGGAGACTCGATGT</text:p>
      <text:p text:style-name="Preformatted_20_Text">Masked <text:s text:c="9"/>GCCAGGGAGAATGGCCCCACCTAGAGCCTGTGGCAGAGAGCCCCAGGGGAGACTCGA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CTTCTAGAGTTTTGGAGTTAGGGAAACAGAGAATCTGAGGCCCTCTATACTCCAACT</text:p>
      <text:p text:style-name="Preformatted_20_Text">Masked <text:s text:c="9"/>CAACTTCTAGAGTTTTGGAGTTAGGGAAACAGAGAATCTGAGGCCCTCTATACTCCA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AAGAAATATTGGCAGCAATTGAAGGAGTTTGAGCTGCTTTGGAAGTGGATGGTACT</text:p>
      <text:p text:style-name="Preformatted_20_Text">Masked <text:s text:c="9"/>GAAAAAGAAATATTGGCAGCAATTGAAGGAGTTTGAGCTGCTTTGGAAGTGGATGG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CACAGCTCCTCTTGACACCTTGACTGCCCATGCTGCACTGGACATTCAAAGTGAGG</text:p>
      <text:p text:style-name="Preformatted_20_Text">Masked <text:s text:c="9"/>GAAACACAGCTCCTCTTGACACCTTGACTGCCCATGCTGCACTGGACATTCAAAGTG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CTCTCTACATACCATGTAAATGATGATTAGAGACCTCCGTCTCTAATTCTTTCATTA</text:p>
      <text:p text:style-name="Preformatted_20_Text">Masked <text:s text:c="9"/>GTCCTCTCTACATACCATGTAAATGATGATTAGAGACCTCCGTCTCTAATTCTTTCATTA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CTCTAACACTAGATTACCACTGACATGAATATGGCATGAGCTTTCTGTCAAATTTCTTTT</text:p>
      <text:p text:style-name="Preformatted_20_Text">Masked <text:s text:c="9"/>CTCTAACACTAGATTACCACTGACATGAATATGGCATGAGCTTTCTGTCAAATTTC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CAGCCTACAAGAGCAACTGTGATGGATCATCTTTATGTAGCAGCCCTCAAGAATAAA</text:p>
      <text:p text:style-name="Preformatted_20_Text">Masked <text:s text:c="9"/>GGTCAGCCTACAAGAGCAACTGTGATGGATCATCTTTATGTAGCAGCCCTCAAGAA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AAAAATATGGAAGTACCTTAGCCTAACACTAGTGCTTTTCTCCTTCCTGCTACTCT</text:p>
      <text:p text:style-name="Preformatted_20_Text">Masked <text:s text:c="9"/>CAGTAAAAATATGGAAGTACCTTAGCCTAACACTAGTGCTTTTCTCCTTCCTGCTAC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CCCCACTACAGTCGGTAGTTAATCTACCCTCCACAGTAAGTATATCAGGTGCAATCA</text:p>
      <text:p text:style-name="Preformatted_20_Text">Masked <text:s text:c="9"/>TCTCCCCACTACAGTCGGTAGTTAATCTACCCTCCACAGTAAGTATATCAGGTGCAA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AGCTTCATAACAGCCCAACCTTTAATGGATGCCAAAATGACTTACCTTTTGATCTAG</text:p>
      <text:p text:style-name="Preformatted_20_Text">Masked <text:s text:c="9"/>ATGAGCTTCATAACAGCCCAACCTTTAATGGATGCCAAAATGACTTACCTTTTGATC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CAGCTCGACAAAAAAGCTGGCAATGTAAACAATGGAAAAATGGAAAATATTATTATG</text:p>
      <text:p text:style-name="Preformatted_20_Text">Masked <text:s text:c="9"/>CCACAGCTCGACAAAAAAGCTGGCAATGTAAACAATGGAAAAATGGAAAATATTATT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CTGCAATCTATCTGTTGTGCAGCAATGTGTCTGCTGTGCAGCAGCATACCTGGCATC</text:p>
      <text:p text:style-name="Preformatted_20_Text">Masked <text:s text:c="9"/>TGCCTGCAATCTATCTGTTGTGCAGCAATGTGTCTGCTGTGCAGCAGCATACCTGGC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GAAAGCAAGGCTTGCAGCTGACACAACTCAGCATCAAGAAGCCTCTTCCCTCCTCTT</text:p>
      <text:p text:style-name="Preformatted_20_Text">Masked <text:s text:c="9"/>CTAGAAAGCAAGGCTTGCAGCTGACACAACTCAGCATCAAGAAGCCTCTTCCCTCC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CCACTTTGTTTGCCCTATCACTAGCACTTCAGTACTTGGAGCAGAAGGTCTCCTACTT</text:p>
      <text:p text:style-name="Preformatted_20_Text">Masked <text:s text:c="9"/>CCCCACTTTGTTTGCCCTATCACTAGCACTTCAGTACTTGGAGCAGAAGGTCTCCTA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ATGGATGGTAGCCCCTGTGAGGAGACAGCAAAACTAAAATAGACTCTGACAAATTAG</text:p>
      <text:p text:style-name="Preformatted_20_Text">Masked <text:s text:c="9"/>ATCATGGATGGTAGCCCCTGTGAGGAGACAGCAAAACTAAAATAGACTCTGACAAAT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TCCACTTCTCATTTCCTCATTCTTGAGGAAATGGCCGCAAGTTGTGCCAGAGGAGCA</text:p>
      <text:p text:style-name="Preformatted_20_Text">Masked <text:s text:c="9"/>GTTTCCACTTCTCATTTCCTCATTCTTNNNNNNNNNNNNNNNNNNNNNNNNNNNNNNNNN</text:p>
      <text:p text:style-name="Preformatted_20_Text"><text:s text:c="16"/>*************************** <text:s text:c="32"/></text:p>
      <text:p text:style-name="Preformatted_20_Text"/>
      <text:p text:style-name="Preformatted_20_Text">Unmasked <text:s text:c="7"/>TTAGATTACACATAAGGAAGAGCTTTTTCTCTCAGAGAGAGATCAGGCACTGGAATGG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CCCAGGGAGGTGGTGGAGTTGCCATCTCTGGTAGTGTTCAAGAGGCTGGATGAGGA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CGAGACAGGGTTTAGTGCTTGTGATAGCAATGGTAACGGGTGAACGGCTGGACTCG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TCTTGTAGGTCTTTCCAACCTTGTGATTCTATGATTCTGTGATTTGCACATATCCTGT</text:p>
      <text:p text:style-name="Preformatted_20_Text"><text:soft-page-break/>Masked <text:s text:c="9"/>NNNNNNNNNNNNNNNNNNNNNNNNNNNNNNNNNNNNNNNNGTGATTTGCACATATCCTGT</text:p>
      <text:p text:style-name="Preformatted_20_Text"><text:s text:c="56"/>********************</text:p>
      <text:p text:style-name="Preformatted_20_Text"/>
      <text:p text:style-name="Preformatted_20_Text">Unmasked <text:s text:c="7"/>AGCCAGCAGATTCAAGAGCATGCAAATAATAGACACAGTAAGCTACTAAATTAATAAGAT</text:p>
      <text:p text:style-name="Preformatted_20_Text">Masked <text:s text:c="9"/>AGCCAGCAGATTCAAGAGCATGCAAATAATAGACACAGTAAGCTACTAAATTAATAA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TGGAAATAGAAATGGAAATGAGAAGCATGGAAAACAAGCTGCAAAAAAACGGAAAA</text:p>
      <text:p text:style-name="Preformatted_20_Text">Masked <text:s text:c="9"/>TNNNNNNNNNNNNNNNNNNNNNNNNNNNNNNNNNNNNACAAGCTGCAAAAAAACGGAAAA</text:p>
      <text:p text:style-name="Preformatted_20_Text"><text:s text:c="16"/>* <text:s text:c="35"/>***********************</text:p>
      <text:p text:style-name="Preformatted_20_Text"/>
      <text:p text:style-name="Preformatted_20_Text">Unmasked <text:s text:c="7"/>TCCAATCAGACTTTTTCTACTGAGAGAAATCAAATACTGGGACAGATCTACATGACAGCA</text:p>
      <text:p text:style-name="Preformatted_20_Text">Masked <text:s text:c="9"/>TCCAATCAGACTTTTTCTACTGAGAGAAATCAAATACTGGGACAGATCTACATGAC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TATCCATCTTTGCAGGTAGTCAAAATGCAGTGAAGGAATACTTTGAGCAATTTGGTA</text:p>
      <text:p text:style-name="Preformatted_20_Text">Masked <text:s text:c="9"/>GCATATCCATCTTTGCAGGTAGTCAAAATGCAGTGAAGGAATACTTTGAGCAATTTG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ACTGTCCCTGTTCTGAGCAGAAAGTTGGACAAGATGACCTCCTCTACTTAAACTAAT</text:p>
      <text:p text:style-name="Preformatted_20_Text">Masked <text:s text:c="9"/>AGCACTGTCCCTGTTCTGAGCAGAAAGTTGGACAAGATGACCTCCTCTACTTAAACT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AAGCTATGATTTGCAATGAAAGCGGTCTCTCCATTAGAGGTCACTGTTGTGCAAGC</text:p>
      <text:p text:style-name="Preformatted_20_Text">Masked <text:s text:c="9"/>TCTGAAGCTATGATTTGCAATGAAAGCGGTCTCTCCATTAGAGGTCACTGTTGTGCA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CCGGCACGACACCACAGGAAAAAAAATAAGAAAAATAACTGCAGAGAGAAAGTGATGT</text:p>
      <text:p text:style-name="Preformatted_20_Text">Masked <text:s text:c="9"/>ACCCGGCACGACACCACAGGAAAAAAAATAAGAAAAATAACTGCAGAGAGAAAGTGA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AAGTAGTGTTTCCTTCCATCTGACAGCTGAAAAGTGACATATGTCTTGCCACAGGAC</text:p>
      <text:p text:style-name="Preformatted_20_Text">Masked <text:s text:c="9"/>GTGAAGTAGTGTTTCCTTCCATCTGACAGCTGAAAAGTGACATATGTCTTGCCACAG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TGTACAGTGGAAGAGGGGAAACACAACCCAATCACATCTCCCAGGTTTCCTAGCATG</text:p>
      <text:p text:style-name="Preformatted_20_Text">Masked <text:s text:c="9"/>AGGTGTACAGTGGAAGAGGGGAAACACAACCCAATCACATCTCCCAGGTTTCCTAGC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CAGCTACGATTTAAAATTGACAGTGCAAGGATAGCAGAAAGGAGAGTCTCGGGGACA</text:p>
      <text:p text:style-name="Preformatted_20_Text">Masked <text:s text:c="9"/>TGCCAGCTACGATTTAAAATTGACAGTGCAAGGATAGCAGAAAGGAGAGTCTCGGGGNNN</text:p>
      <text:p text:style-name="Preformatted_20_Text"><text:s text:c="16"/>********************************************************* <text:s text:c="2"/></text:p>
      <text:p text:style-name="Preformatted_20_Text"/>
      <text:p text:style-name="Preformatted_20_Text">Unmasked <text:s text:c="7"/>TACAAACAAACAAAAACAAAAAACAAACAAAAAAAAAAAAAGAAGAGTAGAACAAGAA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TAATTATTTTTTTTTTTTTTTTTTTGTAAGGGGGAAGGGAGTTAACTGGGGGGTTTAT</text:p>
      <text:p text:style-name="Preformatted_20_Text">Masked <text:s text:c="9"/>NNNNNNNNNNNNNNNNNNNNNNNNNNNGTAAGGGGGAAGGGAGTTAACTGGGGGGTTTAT</text:p>
      <text:p text:style-name="Preformatted_20_Text"><text:s text:c="43"/>*********************************</text:p>
      <text:p text:style-name="Preformatted_20_Text"/>
      <text:p text:style-name="Preformatted_20_Text">Unmasked <text:s text:c="7"/>ATCACAGATAGACAATCACTTTGAAGCCAGCCAACTTTGAAACCAACCTGCTAGCATCTA</text:p>
      <text:p text:style-name="Preformatted_20_Text">Masked <text:s text:c="9"/>ATCACAGATAGACAATCACTTTGAAGCCAGCCAACTTTGAAACCAACCTGCTAGCAT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GGATCAAAGTTCATTGGTAATCATAAAAAGCTTTTTGAAAGCCTGAAGGACTTGGCC</text:p>
      <text:p text:style-name="Preformatted_20_Text">Masked <text:s text:c="9"/>CAAGGATCAAAGTTCATTGGTAATCATAAAAAGCTTTTTGAAAGCCTGAAGGACTTGGCC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TAGAAAGAATGTTAGTATTATGTAAATCTTAGGCAGAAGTTCATACACAGATTTTTTTA</text:p>
      <text:p text:style-name="Preformatted_20_Text">Masked <text:s text:c="9"/>ATAGAAAGAATGTTAGTATTATGTAAATCTTAGGCAGAAGTTCATACACAGATTTTT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CATTTGGATTAAATTGGGTTTTCATTTTTAATTATGATTGCCTTTGATTTGAATTC</text:p>
      <text:p text:style-name="Preformatted_20_Text">Masked <text:s text:c="9"/>AAATCATTTGGATTAAATTGGGTTTTCATTTTTAATTATGATTGCCTTTGATTTGAA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TGGAAACACTCCTGAAGTTAGTTTATGTTTTGAAATGTTTGATTATGGGATTGCAAT</text:p>
      <text:p text:style-name="Preformatted_20_Text">Masked <text:s text:c="9"/>CTGTGGAAACACTCCTGAAGTTAGTTTATGTTTTGAAATGTTTGATTATGGGATTGC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GGCTATGTCATATAGATGTTGATGTCAAGAACTATACTAGACTAAGAAATCATACAA</text:p>
      <text:p text:style-name="Preformatted_20_Text">Masked <text:s text:c="9"/>TTAGGCTATGTCATATAGATGTTGATGTCAAGAACTATACTAGACTAAGAAATCAT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ACTGTTTTTATTTTTAATTTAACTTCAACATTCTGAATTTAACATTTTTCCAGATGC</text:p>
      <text:p text:style-name="Preformatted_20_Text">Masked <text:s text:c="9"/>ATGACTGTNNNNNNNNNNNNNNNNNNNNNNNNNNNNNNNNNNNNNNNNNNTTCCAGATGC</text:p>
      <text:p text:style-name="Preformatted_20_Text"><text:s text:c="16"/>******** <text:s text:c="41"/>**********</text:p>
      <text:p text:style-name="Preformatted_20_Text"/>
      <text:p text:style-name="Preformatted_20_Text">Unmasked <text:s text:c="7"/>CTAATTTCATTTCTGGCAATCTTATAAAGTGTGTTGGTCACACTACTTCACACTTACCAA</text:p>
      <text:p text:style-name="Preformatted_20_Text">Masked <text:s text:c="9"/>CTAATTTCATTTCTGGCAATCTTATAAAGTGTGTTGGTCACACTACTTCACACTTAC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AAAAAAGTGTTGAGGTTTGACTAGTATTTGAAAAGTATCAAAAACATAACAGGCT</text:p>
      <text:p text:style-name="Preformatted_20_Text">Masked <text:s text:c="9"/>AAAAAAAAAAAGTGTTGAGGTTTGACTAGTATTTGAAAAGTATCAAAAACATAACAG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TTGCCAGACATTGTGATAGGGCATTGGCTTGATAGAAGAAAGGAGAACAAGGTTTCT</text:p>
      <text:p text:style-name="Preformatted_20_Text">Masked <text:s text:c="9"/>TATTTGCCAGACATTGTGATAGGGCATTGGCTTGATAGAAGAAAGGAGAACAAGGT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CCATATGTGCCATAGAAACTATATTCAGTATATATTTTACTTGTTCCTCTCTAACCAG</text:p>
      <text:p text:style-name="Preformatted_20_Text">Masked <text:s text:c="9"/>GCCCATATGTGCCATAGAAACTATATTCAGTATATATTTTACTTGTTCCTCTCTAAC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AATTGTCCTGAAGTTATGTTTTTGAAGAGTGTTTTCCAACCCTCCTTCTCCTCCATT</text:p>
      <text:p text:style-name="Preformatted_20_Text">Masked <text:s text:c="9"/>CACAATTGTCCTGAAGTTATGTTTTTGAAGAGTGTTTTCCAACCCTCCTTCTCCTCC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GCACCAGCTTAAGGAAATTCCCATACAGTCACTCCTCTTATGCTGTTATTCTAATCC</text:p>
      <text:p text:style-name="Preformatted_20_Text">Masked <text:s text:c="9"/>GCAGCACCAGCTTAAGGAAATTCCCATACAGTCACTCCTCTTATGCTGTTATTCTAA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GTCTCTTTGCATTGTTGGTATAAACATGCTGTTATAACCTCAAACAGTAAAATAATC</text:p>
      <text:p text:style-name="Preformatted_20_Text">Masked <text:s text:c="9"/>TGTGTCTCTTTGCATTGTTGGTATAAACATGCTGTTATAACCTCAAACAGTAAAATA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ACTGAAAAGCAGCTCTTTTCCCATGCCTCACTCTTTCTTTCTTCTTCTTTCCTTGAA</text:p>
      <text:p text:style-name="Preformatted_20_Text">Masked <text:s text:c="9"/>TAGACTGAAAAGCAGCTCTTTTCCCATGCCTCACTCTTTCTTTCTTCTTCTTTCCT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CTTCAATCTGCATCTTTTCAAAGATATATGATATAGAACAGTATTTAGCAGCAAACC</text:p>
      <text:p text:style-name="Preformatted_20_Text">Masked <text:s text:c="9"/>TATCTTCAATCTGCATCTTTTCAAAGATATATGATATAGAACAGTATTTAGCAGCAAA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GGAGATGTGGGTGAGGAACTGCTTTTTATATTGAAACTTCACCTTCAACTGTAACAA</text:p>
      <text:p text:style-name="Preformatted_20_Text">Masked <text:s text:c="9"/>TGAGGAGATGTGGGTGAGGAACTGCTTTTTATATTGAAACTTCACCTTCAACTGTAACAA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AAAATTATGGAGATCAATATACAGCATCATAGCTTTTTAACAGTTTACAAGTGTAACTGT</text:p>
      <text:p text:style-name="Preformatted_20_Text">Masked <text:s text:c="9"/>AAAATTATGGAGATCAATATACAGCATCATAGCTTTTTAACAGTTTACAAGTGTAA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GTATCCCGTGCCACACATCAACAATAAGAAAGTGTTATTTCCTCAGAAGGAACTACT</text:p>
      <text:p text:style-name="Preformatted_20_Text">Masked <text:s text:c="9"/>GTGGTATCCCGTGCCACACATCAACAATAAGAAAGTGTTATTTCCTCAGAAGGAAC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CAAGGTGACTGCAGAGCGTAACAGCACAAGCTGTTTTTCTATTGTGAATTTTCCACT</text:p>
      <text:p text:style-name="Preformatted_20_Text">Masked <text:s text:c="9"/>AGCCAAGGTGACTGCAGAGCGTAACAGCACAAGCTGTTTTTCTATTGTGAATTTTCC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GTTGTGAAACTGTTTACTTACAGGAGAATTTGCAGAAACTAAGTACAGCATGAGTGG</text:p>
      <text:p text:style-name="Preformatted_20_Text">Masked <text:s text:c="9"/>GATGTTGTGAAACTGTTTACTTACAGGAGAATTTGCAGAAACTAAGTACAGCATGAG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ACAAATGATGACTTAGAAGTAGAATGCTGCAAGAAATCATGCAAGGCTACTTACTGA</text:p>
      <text:p text:style-name="Preformatted_20_Text">Masked <text:s text:c="9"/>CAAACAAATGATGACTTAGAAGTAGAATGCTGCAAGAAATCATGCAAGGCTACTTAC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CTAAAACTGTGTTTGCCCAGTGTCAGTAACCTCACACTTCTATCATACATGCTCCCT</text:p>
      <text:p text:style-name="Preformatted_20_Text">Masked <text:s text:c="9"/>CATCTAAAACTGTGTTTGCCCAGTGTCAGTAACCTCACACTTCTATCATACATGCTC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ATAAACCCAAACCTTGATTCTGGATTGTTGTCTTCCTACATCATAGATTACACAAAG</text:p>
      <text:p text:style-name="Preformatted_20_Text">Masked <text:s text:c="9"/>TCCATAAACCCAAACCTTGATTCTGGATTGTTGTCTTCCTACATCATAGATTACAC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CTAGTCTTTGTCTACATTCTTATAAAACATCTTCAACTCTGCAAAAAAAGAATCTTA</text:p>
      <text:p text:style-name="Preformatted_20_Text">Masked <text:s text:c="9"/>ATCCTAGTCTTTGTCTACATTCTTATAAAACATCTTCAACTCTGCAAAAAAAGAATC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GTATGTCATGGATTGAATCTTTGCCATTGTGACAGGCCTAGCCCCCTTTATCCCACC</text:p>
      <text:p text:style-name="Preformatted_20_Text">Masked <text:s text:c="9"/>ACTGTATGTCATGGATTGAATCTTTGCCATTGTGACAGGCCTAGCCCCCTTTATCCCA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CCCCTGTGGAAACCAGAACAGAAGTAAGGAGGAGGAATTGTTGCTCACAGAATCAC</text:p>
      <text:p text:style-name="Preformatted_20_Text">Masked <text:s text:c="9"/>CTTTCCCCTGTGGAAACCAGAACAGAAGTAAGGAGGAGGAATTGTTGCTCACAGAAT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GTCACAGAATGGCCAGGGTTGCAAGGGACATCAAGGATCACAAATCTCCAACCCC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CCACATGCAGGGCCATCAACCTCCTCATTTAATGCTAGACCAGGCTGCCCAGGGCC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CAAATCTGGCCTTGAACACTTCCAGGGATGAGGCATCCACAACCTCTCTGGGCTGT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TCCAGTACCTCACCACTCTCTCTGTAAAGAATTTCAAACTCAACTGTAGTTCTTCAGC</text:p>
      <text:p text:style-name="Preformatted_20_Text">Masked <text:s text:c="9"/>NNNNNNNNNNNNNNNNNNNNNNNNNNNNNNNNNNNNNAAACTCAACTGTAGTTCTTCAGC</text:p>
      <text:p text:style-name="Preformatted_20_Text"><text:s text:c="53"/>***********************</text:p>
      <text:p text:style-name="Preformatted_20_Text"/>
      <text:p text:style-name="Preformatted_20_Text">Unmasked <text:s text:c="7"/>AACAGTCCCAATTCCATCTTAATATCATAATATCTATGGAAAACCATGACACTGTATCCT</text:p>
      <text:p text:style-name="Preformatted_20_Text">Masked <text:s text:c="9"/>AACAGTCCCAATTCCATCTTAATATCATAATATCTATGGAAAACCATGACACTGTATCCT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CTTTCTGAGTCATATTTCACTGTGCTTCGACCTTGATCCTGCACTCTCAGCCATCACTCA</text:p>
      <text:p text:style-name="Preformatted_20_Text">Masked <text:s text:c="9"/>CTTTCTGAGTCATATTTCACTGTGCTTCGACCTTGATCCTGCACTCTCAGCCATCAC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TCTCTGCACTAACTGAGCTCAGGGAACAGGCTGAGAAATTGATATCCGAAAGTCCAA</text:p>
      <text:p text:style-name="Preformatted_20_Text">Masked <text:s text:c="9"/>GTCTCTCTGCACTAACTGAGCTCAGGGAACAGGCTGAGAAATTGATATCCGAAAGTC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CAGAGTCCAGAAAGTTACAGCTAGTCAGCTAATGAGTAATAGCTACGTGTTTGAAGG</text:p>
      <text:p text:style-name="Preformatted_20_Text">Masked <text:s text:c="9"/>CTGCAGAGTCCAGAAAGTTACAGCTAGTCAGCTAATGAGTAATAGCTACGTGTTTGA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TGTTCAGCCATATAATAAGCTCACTAATAATTACTTGTAGGAGGCACATTATTCTGC</text:p>
      <text:p text:style-name="Preformatted_20_Text">Masked <text:s text:c="9"/>CTCTGTTCAGCCATATAATAAGCTCACTAATAATTACTTGTAGGAGGCACATTATTC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TTAGATGTGGAAGAGGTAGCTTCTGAACAGAAACAACTACAGGCAAAGCAGGCAAAG</text:p>
      <text:p text:style-name="Preformatted_20_Text">Masked <text:s text:c="9"/>AGTTTAGATGTGGAAGAGGTAGCTTCTGAACAGAAACAACTACAGGCAAAGCAGGC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GTCACTTCTGTCTTATTTCAAAGTAGTTAATGTAGTGCTAATAGTATATGTCTGTT</text:p>
      <text:p text:style-name="Preformatted_20_Text">Masked <text:s text:c="9"/>CTGAGTCACTTCTGTCTTATTTCAAAGTAGTTAATGTAGTGCTAATAGTATATGTC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CCAATTGCCTTGTGTGTATTCACATAGTTTATAAACTCAAGAGCAGAGAATCTATA</text:p>
      <text:p text:style-name="Preformatted_20_Text">Masked <text:s text:c="9"/>TTTACCAATTGCCTTGTGTGTATTCACATAGTTTATAAACTCAAGAGCAGAGAATC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TCATTAAGTGCAACTGAAGGAGAAAATCTAGAGAATCACAAAATCATGGAATCATCA</text:p>
      <text:p text:style-name="Preformatted_20_Text">Masked <text:s text:c="9"/>AAGTCATTAAGTGCAACTGAAGGAGAAAATCTAGAGAATCACNNNNNNNNNNNNNNNNNN</text:p>
      <text:p text:style-name="Preformatted_20_Text"><text:s text:c="16"/>****************************************** <text:s text:c="17"/></text:p>
      <text:p text:style-name="Preformatted_20_Text"/>
      <text:p text:style-name="Preformatted_20_Text">Unmasked <text:s text:c="7"/>AACTTGGAAAAGACCTCCAAGATCATCTAGTCTAACCATTCATCTATCGTCAATATTT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TCTAAAAGTACTTAGCACTTGAACTGACATTCACGAGTCAGCTGGAAATACCAATATC</text:p>
      <text:p text:style-name="Preformatted_20_Text">Masked <text:s text:c="9"/>NNNCTAAAAGTACTTAGCACTTGAACTGACATTCACGAGTCAGCTGGAAATACCAATATC</text:p>
      <text:p text:style-name="Preformatted_20_Text"><text:s text:c="19"/>*********************************************************</text:p>
      <text:p text:style-name="Preformatted_20_Text"/>
      <text:p text:style-name="Preformatted_20_Text">Unmasked <text:s text:c="7"/>AGCATTATTTTTCAAGAAGCTTCTCGATGCAAAGGACAAGAAATTGAAAGGGCTTCCCAA</text:p>
      <text:p text:style-name="Preformatted_20_Text">Masked <text:s text:c="9"/>AGCATTATTTTTCAAGAAGCTTCTCGATGCAAAGGACAAGAAATTGAAAGGGCTTCC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ACAGACAAAAATATCTGATGCTCAATCTGCGGTGCTTGAAGTTGTAAAATTAGTTCC</text:p>
      <text:p text:style-name="Preformatted_20_Text">Masked <text:s text:c="9"/>GACACAGACAAAAATATCTGATGCTCAATCTGCGGTGCTTGAAGTTGTAAAATTAGT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CTAAAATTAGTTCCTGCTGNNNNNNNNNNNNNNNNNNNNNNNNNNNNNNNCTGCTGAG</text:p>
      <text:p text:style-name="Preformatted_20_Text">Masked <text:s text:c="9"/>GCCTAAAATTAGTTCCTGCTGNNNNNNNNNNNNNNNNNNNNNNNNNNNNNNNCTGCT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AACCATCGAGAAGTTCGTTATTAAAAGATTAAGAATATCATTGAATTTTTTTAAATA</text:p>
      <text:p text:style-name="Preformatted_20_Text">Masked <text:s text:c="9"/>TGCAACCATCGAGAAGTTCGTTATTAAAAGATTAAGAATATCATTGAATTTTTTTA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CCCACATCAAAATACTGTATTAGTGAAAAAAGAAGTGATATTATAGATATCAGAGAT</text:p>
      <text:p text:style-name="Preformatted_20_Text"><text:soft-page-break/>Masked <text:s text:c="9"/>TTCCCCACATCAAAATACTGTATTAGTGAAAAAAGAAGTGATATTATAGATATCAGA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TGTTACATAGTATCTCCCTCAAGTGAACATAGTGTTCGGTGAGCTCTACAGCATAGT</text:p>
      <text:p text:style-name="Preformatted_20_Text">Masked <text:s text:c="9"/>TGGTGTTACATAGTATCTCCCTCAAGTGAACATAGTGTTCGGTGAGCTCTACAGCAT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GTTGGAGTTCTTGTTTCTTTGGGTTATTCCTGTTTTTGCCATATAAGCAGAAGTAA</text:p>
      <text:p text:style-name="Preformatted_20_Text">Masked <text:s text:c="9"/>TCTTGTTGGAGTTCTTGTTTCTTTGGGTTATTCCTGTTTTTGCCATATAAGCAGAAG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AGCTTAAAACTGGAAGTAATAGTTTTTACCTTCTGTATCCACGTCGAAAGTGAATCA</text:p>
      <text:p text:style-name="Preformatted_20_Text">Masked <text:s text:c="9"/>AGGAGCTTAAAACTGGAAGTAATAGTTTTTACCTTCTGTATCCACGTCGAAAGTGAA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GATTTGAATCTATTTCTTGGAACCTGATAATGATACACCAACCAGAAAAAAAAAAG</text:p>
      <text:p text:style-name="Preformatted_20_Text">Masked <text:s text:c="9"/>ACAGGATTTGAATCTATTTCTTGGAACCTGATAATGATACACCAACCAGNNNNNNNNNNN</text:p>
      <text:p text:style-name="Preformatted_20_Text"><text:s text:c="16"/>************************************************* <text:s text:c="10"/></text:p>
      <text:p text:style-name="Preformatted_20_Text"/>
      <text:p text:style-name="Preformatted_20_Text">Unmasked <text:s text:c="7"/>AAAAGAAAAGAAAAAAAAAATCACTTTTTAGCCACTGCCGTGGAATGGTGATTTGACAAA</text:p>
      <text:p text:style-name="Preformatted_20_Text">Masked <text:s text:c="9"/>NNNNNNNNNNNNNNNNNNNNTCACTTTTTAGCCACTGCCGTGGAATGGTGATTTGACAAA</text:p>
      <text:p text:style-name="Preformatted_20_Text"><text:s text:c="36"/>****************************************</text:p>
      <text:p text:style-name="Preformatted_20_Text"/>
      <text:p text:style-name="Preformatted_20_Text">Unmasked <text:s text:c="7"/>ATAGGCCAAGGTCTCATTGCAACATAAATTACACTCCTATTATATAATTCAGGTTAAACT</text:p>
      <text:p text:style-name="Preformatted_20_Text">Masked <text:s text:c="9"/>ATAGGCCAAGGTCTCATTGCAACATAAATTACACTCCTATTATATAATTCAGGTTAA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AAGCACCGAGTTTTTTAACTTGTCCTTTCTCCCATCATGTTTTAGAATACAACAACA</text:p>
      <text:p text:style-name="Preformatted_20_Text">Masked <text:s text:c="9"/>GCAAAGCACCGAGTTTTTTAACTTGTCCTTTCTCCCATCATGTTTTAGAATACAAC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GTAACATAGCATATAATAAAGGGTTAAAATCTGAGACTGTGAGAAGAGGCTCTGAAA</text:p>
      <text:p text:style-name="Preformatted_20_Text">Masked <text:s text:c="9"/>GTTGTAACATAGCATATAATAAAGGGTTAAAATCTGAGACTGTGAGAAGAGGCTCT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TTAATGGTTGCAGTTAGTGTGGAGTCTTCAGCTGGGAAAGAATAACTGCAAGTATCA</text:p>
      <text:p text:style-name="Preformatted_20_Text">Masked <text:s text:c="9"/>TTGTTAATGGTTGCAGTTAGTGTGGAGTCTTCAGCTGGGAAAGAATAACTGCAAGTA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CAGTTTGGGACATGACCTGCTGGAGAGGAGCTCTGCGGAGAAGGACCTGGGTGTCCT</text:p>
      <text:p text:style-name="Preformatted_20_Text">Masked <text:s text:c="9"/>GNNNNNNNNNNNNNNNNNNNNNNNNNNNNNNNNNNNNNNNNNNNNNNNNNNNNNNNNNNN</text:p>
      <text:p text:style-name="Preformatted_20_Text"><text:s text:c="16"/>* <text:s text:c="58"/></text:p>
      <text:p text:style-name="Preformatted_20_Text"/>
      <text:p text:style-name="Preformatted_20_Text">Unmasked <text:s text:c="7"/>GGTGGACAGCAGGTTGGCCATGAGCTAGCAGTGTGCCCTGGTGCCCAAGAAGGCCAAT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TCCTGAGGTGCTTTATAAAGGAGTGTGGCCAGCAGGTCAAGGGAGGTGATCCACCC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CTACTCTGCCCTGCTCAGCCCTAACCTGAAGTACTGTAACTAGTTCTGGGCTCCCT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CAAAAAAAGACAGGGATCTCCTGAAAAGAGTCCAGAGGAGGGACACAAAGACGTCA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<text:soft-page-break/>Unmasked <text:s text:c="7"/>GGGCCTGGAGCATCTCCTCTGTGAGGAAAGGCTGAGTGACCTGGGTCTGTTCAGCACT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AAAGAAGATTGAAAGGATATTTGTTTATATTAAGTATTGTAAGTGAGGGAGTCAAA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CACGGCCAACCTCTTTTCAGTGATCTGTGGGGACAGAACAAGCAAAATGGCCATAA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GAGCATAGGATGTTCAACACAAATATATGAAGGAACTTCTTTACAGTGAGGGTAAT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CTCTGGAACAGGGGGGTTGTGGAATCTCCTTCTCTGTAGATATTCAAGACTCACCA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CACCTACCTATGCAGCCTGCTGTAGGGACCCTGCTCTGCTTGCTGGACTTGATGACC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AAGGCCTCTTCCAACCCCTACAATTCTATGATTCTCTGATTATACTAAGTATTAATTA</text:p>
      <text:p text:style-name="Preformatted_20_Text">Masked <text:s text:c="9"/>NNNNNNNNNNNNNNNNNNNNNNNNNNNNNNNNNNNNNCTGATTATACTAAGTATTAATTA</text:p>
      <text:p text:style-name="Preformatted_20_Text"><text:s text:c="53"/>***********************</text:p>
      <text:p text:style-name="Preformatted_20_Text"/>
      <text:p text:style-name="Preformatted_20_Text">Unmasked <text:s text:c="7"/>TCACAGAAACTCATGAAAGAGTGCAGAGGGAGAATGGTGTAAGAATCATGGCAACAATCA</text:p>
      <text:p text:style-name="Preformatted_20_Text">Masked <text:s text:c="9"/>TCACAGAAACTCATGAAAGAGTGCAGAGGGAGAATGGTGTAAGAATCATGGCAACAA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ACTTGAGCCTTCATTTTCTCTGTTTTACATGTTTTCAAATTCAGCCATACATATTA</text:p>
      <text:p text:style-name="Preformatted_20_Text">Masked <text:s text:c="9"/>TTCAACTTGAGCCTTCATTTTCTCTGTTTTACATGTTTTCAAATTCAGCCATACATA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GTACTTACTTGAGAGCGCATAAAGTGTGAATTGATGTCAGTTGCATATTATTAAGAT</text:p>
      <text:p text:style-name="Preformatted_20_Text">Masked <text:s text:c="9"/>CAGGTACTTACTTGAGAGCGCATAAAGTGTGAATTGATGTCAGTTGCATATTATTAA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TTTTGTCTTGAGTTTGTCAAAGATTGTTTGACTTTCCAAAATTAATTGTGAACACT</text:p>
      <text:p text:style-name="Preformatted_20_Text">Masked <text:s text:c="9"/>ATTTTTTTGTCTTGAGTTTGTCAAAGATTGTTTGACTTTCCAAAATTAATTGTGAAC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TGTTTGTTTTTGATAAGTAAACATCTTTTTAAAGCAAAAGTAGGCTGCTTACCACTA</text:p>
      <text:p text:style-name="Preformatted_20_Text">Masked <text:s text:c="9"/>GCTTGTTTGTTTTTGATAAGTAAACATCTTTTTAAAGCAAAAGTAGGCTGCTTACCA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GACTTGTGCACTTGCTACCAAATGTGTCTGATATTGAAGTTTTTAATTCAGTGACA</text:p>
      <text:p text:style-name="Preformatted_20_Text">Masked <text:s text:c="9"/>ATATGACTTGTGCACTTGCTACCAAATGTGTCTGATATTGAAGTTTTTAATTCAGTG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AAGAGAAAAAAAAAAAATCAACAATAAAAAATTACATAACATTGACAAGGCTTAAAT</text:p>
      <text:p text:style-name="Preformatted_20_Text">Masked <text:s text:c="9"/>AGGAAGAGAAAAAAAAAAAATCAACAATAAAAAATTACATAACATTGACAAGGCTT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TCAGTTCCCAGTTATTTTCTTTGACAGTTCAAGGAAGAGATCTTGTAAGGGCCCTTT</text:p>
      <text:p text:style-name="Preformatted_20_Text">Masked <text:s text:c="9"/>TGTTCAGTTCCCAGTTATTTTCTTTGACAGTTCAAGGAAGAGATCTTGTAAGGGCCCTTT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GCTACCCTCTATCCTGGGAAAGCTCATGGTAAATGAGCTAGGTGAATACCCAAAGAGTCA</text:p>
      <text:p text:style-name="Preformatted_20_Text">Masked <text:s text:c="9"/>GCTACCCTCTATCCTGGGAAAGCTCATGGTAAATGAGCTAGGTGAATACCCAAAGAG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TACCTGCTGCAAGTTTTTTGCTCAGAAGGGTTAACAGTGAGAGCAGGACCTTGCTT</text:p>
      <text:p text:style-name="Preformatted_20_Text">Masked <text:s text:c="9"/>CAGATACCTGCTGCAAGTTTTTTGCTCAGAAGGGTTAACAGTGAGAGCAGGACCTTG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GCTGAGATGTTTTTTAGGAAAGGGTTTCTGTTTTGCTTCTCCAAACTAAAAACAAAT</text:p>
      <text:p text:style-name="Preformatted_20_Text">Masked <text:s text:c="9"/>GGAGCTGAGATGTTTTTTAGGAAAGGGTTTCTGTTTTGCTTCTCCAAACTAAAAAC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CTGGCAGGTGATTAACACGTGAAAAGAGTGAGAAGGTTGCATGTGAAGGCATGGGGA</text:p>
      <text:p text:style-name="Preformatted_20_Text">Masked <text:s text:c="9"/>GAGCTGGCAGGTGATTAACACGTGAAAAGAGTGAGAAGGTTGCATGTGAAGGCATGG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CAGAGACATCTCTTTCTCCCTCCAACAGAGTTTGCACAACTGCTGGTGAGTGATTTG</text:p>
      <text:p text:style-name="Preformatted_20_Text">Masked <text:s text:c="9"/>GCACAGAGACATCTCTTTCTCCCTCCAACAGAGTTTGCACAACTGCTGGTGAGTGA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TTCTTGAACTTTATTTTTCTTCCCAGGCAGAGGTGGGGAAGGACATGTTGAGGAAA</text:p>
      <text:p text:style-name="Preformatted_20_Text">Masked <text:s text:c="9"/>CATGTTCTTGAACTTTATTTTTCTTCCCAGGCAGAGGTGGGGAAGGACATGTTGAG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GGAAGTTAGGGGCATTTTGCTAAGGATATCTGTTCCTCTTGCTTTTCCACTTCTTCT</text:p>
      <text:p text:style-name="Preformatted_20_Text">Masked <text:s text:c="9"/>AAGGGAAGTTAGGGGCATTTTGCTAAGGATATNNNNNNNNNNNNNNNNNNNNNNNNNNNN</text:p>
      <text:p text:style-name="Preformatted_20_Text"><text:s text:c="16"/>******************************** <text:s text:c="27"/></text:p>
      <text:p text:style-name="Preformatted_20_Text"/>
      <text:p text:style-name="Preformatted_20_Text">Unmasked <text:s text:c="7"/>TCCTGCTGGTAACAGCAGCTGGGGGCATGCTGAGGGGAAAGCCAGGCCAAATAGTTCCCC</text:p>
      <text:p text:style-name="Preformatted_20_Text">Masked <text:s text:c="9"/>NNNNGCTGGTAACAGCAGCTGGGGGCATGCTGAGGGGAAAGCCAGGCCAAATAGTTCCCC</text:p>
      <text:p text:style-name="Preformatted_20_Text"><text:s text:c="20"/>********************************************************</text:p>
      <text:p text:style-name="Preformatted_20_Text"/>
      <text:p text:style-name="Preformatted_20_Text">Unmasked <text:s text:c="7"/>ACCAAAACATTTATACTGGGGTATATGTGGGAGGTAACTGAAATAACTTCTTCTGTATGA</text:p>
      <text:p text:style-name="Preformatted_20_Text">Masked <text:s text:c="9"/>ACCAAAACATTTATACTGGGGTATATGTGGGAGGTAACTGAAATAACTTCTTCTGTA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TGCTTCCTCCCTCATGTCCCATCCTATCTGCTGAAGGGGAAGCCAGGCCAGCAGAT</text:p>
      <text:p text:style-name="Preformatted_20_Text">Masked <text:s text:c="9"/>AAGCTGCTTCCTCCCTCATGTCCCATCCTATCTGCTGAAGGGGAAGCCAGGCCAGCA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CCCCACTTGACCATGTATACTCCTCACTTACCACTAAATACTCCCTTCCCCCACAT</text:p>
      <text:p text:style-name="Preformatted_20_Text">Masked <text:s text:c="9"/>AATTCCCCACTTGACCATGTATACTCCTCACTTACCACTAAATACTCCCTTCCCCCA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GATTCCTCTCTTCTTTTCCTGCTTCCAGGACACAGTAACTACTAAAGGTGGCCATGC</text:p>
      <text:p text:style-name="Preformatted_20_Text">Masked <text:s text:c="9"/>CAGGATTCCTCTCTTCTTTTCCTGCTTCCAGGACACAGTAACTACTAAAGGTGGCCA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GGTCCCAGCCTTGCTGGTCCCAGCCAGTCATAGGGCCTTCCCTGGCAGGGATAATGA</text:p>
      <text:p text:style-name="Preformatted_20_Text">Masked <text:s text:c="9"/>CAAGGTCCCAGCCTTGCTGGTCCCAGCCAGTCATAGGGCCTTCCCTGGCAGGGATAA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TGGGGCAGGGCAAGGCCAGGCTCTGCTGAGGTGCATGGTAGGGACAGAGGGAGCACA</text:p>
      <text:p text:style-name="Preformatted_20_Text">Masked <text:s text:c="9"/>AGGTGGGGCAGGGCAAGGCCAGGCTCTGCTGAGGTGCATGGTAGGGACAGAGGGAGC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CTGTGAAGGGAGACAAATAGCTGCCCACTCTTCCCAGCTGTCAGAGCTCCTTTCCCC</text:p>
      <text:p text:style-name="Preformatted_20_Text">Masked <text:s text:c="9"/>ACTCTGTGAAGGGAGACAAATAGCTGCCCACTCTTCCCAGCTGTCAGAGCTCCTTTCCCC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ACATAAAACGTCCCAGCCCAACTCACTGTAGCCCTGCCATGCTCCTCCACCCCCCCTCTT</text:p>
      <text:p text:style-name="Preformatted_20_Text">Masked <text:s text:c="9"/>ACATAAAACGTCCCAGCCCAACTCACTGTAGCCCTGCCATGCTCCTCCACCCCCCC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CCATTTTCTATAGCCTTCCCCTCACCTACTGATTCTAGCAGCTTCCTGCCTCACATG</text:p>
      <text:p text:style-name="Preformatted_20_Text">Masked <text:s text:c="9"/>ATCCCATTTTCTATAGCCTTCCCCTCACCTACTGATTCTAGCAGCTTCCTGCCTCAC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TACCAAGATGGCCCTCAAGCCCATGGACAGGATATCTGAACATCCTTCCCAAGAGCC</text:p>
      <text:p text:style-name="Preformatted_20_Text">Masked <text:s text:c="9"/>CCTTACCAAGATGGCCCTCAAGCCCATGGACAGGATATCTGAACATCCTTCCCAAGA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GCACACGCTACTGAAAACTCAGCAGTCAACTTAACACACATCACCTGCTATTTAGC</text:p>
      <text:p text:style-name="Preformatted_20_Text">Masked <text:s text:c="9"/>CAGAGCACACGCTACTGAAAACTCAGCAGTCAACTTAACACACATCACCTGCTATTT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TTAAACCATCTAATCAAGCTGCCATCTGTGCCCCTCAGCAAGGCATGAACTGTGGTG</text:p>
      <text:p text:style-name="Preformatted_20_Text">Masked <text:s text:c="9"/>TCATTAAACCATCTAATCAAGCTGCCATCTGTGCCCCTCAGCAAGGCATGAACTGTG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GGGAAGTTAGGGGCAATGTGGTGCGTCTGAGCATGTCAGGGCTGCTGGCCAACACAG</text:p>
      <text:p text:style-name="Preformatted_20_Text">Masked <text:s text:c="9"/>TGCGGGAAGTTAGGGGCAATGTGGTGCGTCTGAGCATGTCAGGGCTGCTGGCCAACA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GCCCTGCAATCAAGAGAGTTTTTCTGGTGCCTGTGGACTATTTATTAAAGGCTCAGC</text:p>
      <text:p text:style-name="Preformatted_20_Text">Masked <text:s text:c="9"/>TAGGCCCTGCAATCAAGAGAGTTTTTCTGGTGCCTGTGGACTATTTATTAAAGGCT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CCCATCTATTCAGAGATAGGTTTTGCATCCAAACACAGGTTTTGCCTTCAAGGAAAT</text:p>
      <text:p text:style-name="Preformatted_20_Text">Masked <text:s text:c="9"/>ATTCCCATCTATTCAGAGATAGGTTTTGCATCCAAACACAGGTTTTGCCTTCAAGG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TCTTAGGGTCTGAGCCAACAGAGCTCAGGTCAAGCTATAAAAAAAAATACTTCTGTC</text:p>
      <text:p text:style-name="Preformatted_20_Text">Masked <text:s text:c="9"/>GTTTCTTAGGGTCTGAGCCAACAGAGCTCAGGTCAAGCTATAAAAAAAAATACTTCT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CAAATATAAAATTGTTTTGTACTACAGGGGTTTTACATGAGCTTTTGATGTTCACT</text:p>
      <text:p text:style-name="Preformatted_20_Text">Masked <text:s text:c="9"/>TTTTCAAATATAAAATTGTTTTGTACTACAGGGGTTTTACATGAGCTTTTGATGTTC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TTCTGAAGGGAGTGGTTTAGTGCAGTGCTTACAGCCAAGCTGATCCACAAGGACAAG</text:p>
      <text:p text:style-name="Preformatted_20_Text">Masked <text:s text:c="9"/>ATGTTCTGAAGGGAGTGGTTTAGTGCAGTGCTTACAGCCAAGCTGATCCACAAGGAC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ATGACTGTGACACTCTGGAGTACACTGGGCTTTCCTCCATGGCAGAAACATTTTCTT</text:p>
      <text:p text:style-name="Preformatted_20_Text">Masked <text:s text:c="9"/>CACATGACTGTGACACTCTGGAGTACACTGGGCTTTCCTCCATGGCAGAAACATTT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AAAGTTTAACGGGCATGGGGAAGTTCTGACATCATCTTTTGCCTTCTTTCTTCAGTT</text:p>
      <text:p text:style-name="Preformatted_20_Text">Masked <text:s text:c="9"/>TACAAAGTTTAACGGGCATGGGGAAGTTCTGACATCATCTTTTGCCTTCTTTCTTCA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AAAGCTGCCTCCTGTTAGTATAAAGAGAGCTTGAGATGGTAATTATATTCAACACT</text:p>
      <text:p text:style-name="Preformatted_20_Text">Masked <text:s text:c="9"/>TTCAAAAGCTGCCTCCTGTTAGTATAAAGAGAGCTTGAGATGGTAATTATATTCAAC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AAGGTTATAAGGATTTAATTATAGCAGTCTAAAAGAACCACAGCATCAACTTGATGC</text:p>
      <text:p text:style-name="Preformatted_20_Text"><text:soft-page-break/>Masked <text:s text:c="9"/>TCCAAGGTTATAAGGATTTAATTATAGCAGTCTAAAAGAACCACAGCATCAACTTGA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TTCAGGGCATCCTGCCTGTCAGCTGTCCACAAATAGTATCTGGGAAGCCCAGCTGTT</text:p>
      <text:p text:style-name="Preformatted_20_Text">Masked <text:s text:c="9"/>GCTTTCAGGGCATCCTGCCTGTCAGCTGTCCACAAATAGTATCTGGGAAGCCCAGC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CATTTATATGACAGTGCATTTAGACATGAGACAATGCCGTTGATTTGCTCATGACCAC</text:p>
      <text:p text:style-name="Preformatted_20_Text">Masked <text:s text:c="9"/>GCCATTTATATGACAGTGCATTTAGACATGAGACAATGCCGTTGATTTGCTCATGAC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AAACTTGTGTCAGAAATACTAAAACTGCTTTCAAATATCAACTTAGTGGAATTGGAA</text:p>
      <text:p text:style-name="Preformatted_20_Text">Masked <text:s text:c="9"/>ATCAAACTTGTGTCAGAAATACTAAAACTGCTTTCAAATATCAACTTAGTGGAATTG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CACACATTTCAGGAAGTCTGGCCCTGTCTTGCAGACACAAAGATAACACAGTCTGCT</text:p>
      <text:p text:style-name="Preformatted_20_Text">Masked <text:s text:c="9"/>CAGCACACATTTCAGGAAGTCTGGCCCTGTCTTGCAGACACAAAGATAACACAGTC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CAAGAAATATAGCAATAAAAACAGAAGCTCCTGCCAGTGTTCATGAATATCAAATT</text:p>
      <text:p text:style-name="Preformatted_20_Text">Masked <text:s text:c="9"/>CTGACAAGAAATATAGCAATAAAAACAGAAGCTCCTGCCAGTGTTCATGAATATCA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ACTGAAAATCAGGTACTTTCCAAAATGACTCTGTAACTGGATCATAGCCATGAATAC</text:p>
      <text:p text:style-name="Preformatted_20_Text">Masked <text:s text:c="9"/>TCTACTGAAAATCAGGTACTTTCCAAAATGACTCTGTAACTGGATCATAGCCATGAA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TCATGGGCAGCAGCTGTATGGCACACACTCTCAGCACTGCTCCCAGGATTGGCATAG</text:p>
      <text:p text:style-name="Preformatted_20_Text">Masked <text:s text:c="9"/>CTGTCATGGGCAGCAGCTGTATGGCACACACTCTCAGCACTGCTCCCAGGATTGGCA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GCTAAGCAGGCATATTAACTCATTGCCTTGTCTTTTGACTATGGTAGAATTGCTGA</text:p>
      <text:p text:style-name="Preformatted_20_Text">Masked <text:s text:c="9"/>CAGTGCTAAGCAGGCATATTAACTCATTGCCTTGTCTTTTGACTATGGTAGAATTGC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TTATCTCCCAGGAGTGGCATGAAACTAGATAGACTAACCCTCTGAGAACAGGAACG</text:p>
      <text:p text:style-name="Preformatted_20_Text">Masked <text:s text:c="9"/>AATGTTATCTCCCAGGAGTGGCATGAAACTAGATAGACTAACCCTCTGAGAACAGGAAC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AACTGATTTTCAGCAGAAAAAATACATAATCTCTTCTGCTGAGCCTGGTCTGCCACT</text:p>
      <text:p text:style-name="Preformatted_20_Text">Masked <text:s text:c="9"/>TGCAACTGATTTTCAGCAGAAAAAATACATAATCTCTTCTGCTGAGCCTGGTCTGCC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TGGCAAAAGATCTATGGGAGTTACTAGGAGACTGGAAGACAGGCTTCTGCGAAAAAC</text:p>
      <text:p text:style-name="Preformatted_20_Text">Masked <text:s text:c="9"/>AGGTGGCAAAAGATCTATGGGAGTTACTAGGAGACTGGAAGACAGGCTTCTGCGAAA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CTTGTTTTTCTTGAGCACTCCACATATCTGCGTACATTTTACATTACAGGTGGAACA</text:p>
      <text:p text:style-name="Preformatted_20_Text">Masked <text:s text:c="9"/>TGACTTGTTTTTCTTGAGCACTCCACATATCTGCGTACATTTTACATTACAGGTGG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ACTTCTGACCTAGGAAGAGGACTGCCAGGCTTGCTTTATTGGTATTAGTGCACCTGT</text:p>
      <text:p text:style-name="Preformatted_20_Text">Masked <text:s text:c="9"/>ACTACTTCTGACCTAGGAAGAGGACTGCCAGGCTTGCTTTATTGGTATTAGTGCAC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GTAGGGTCTCTCCCATGAACATTTTGTAGATGTGGTTTAAGGATTACCTGGCCAAAAA</text:p>
      <text:p text:style-name="Preformatted_20_Text">Masked <text:s text:c="9"/>CGGTAGGGTCTCTCCCATGAACATTTTGTAGATGTGGTTTAAGGATTACCTGGCCAAAAA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ATAATTTCTGTGTTGTTCATCTCCCAGTCTCCCTCACAGTCAATTCTGTTATTCTATCA</text:p>
      <text:p text:style-name="Preformatted_20_Text">Masked <text:s text:c="9"/>AATAATTTCTGTGTTGTTCATCTCCCAGTCTCCCTCACAGTCAATTCTGTTATTCTA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CTGTTTTGGAATCACACTGATCACTAAGATCAACGAAATGAAGCATGCTAAAACAAC</text:p>
      <text:p text:style-name="Preformatted_20_Text">Masked <text:s text:c="9"/>GACCTGTTTTGGAATCACACTGATCACTAAGATCAACGAAATGAAGCATGCTAAAAC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GAAAGCAAAAAAGTTATGGGTTATTATTTTTTTTCTTACTATAATTTCACCTCTCCA</text:p>
      <text:p text:style-name="Preformatted_20_Text">Masked <text:s text:c="9"/>ATGGAAAGCAAAAAAGTTATGGGTTATTATTTTTTTTCTTACTATAATTTCACCTCT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CACAGCATATCGAGTAAAGATACCAACACAGCTGTGGCTGTAACAAGATCATGACCG</text:p>
      <text:p text:style-name="Preformatted_20_Text">Masked <text:s text:c="9"/>GTTCACAGCATATCGAGTAAAGATACCAACACAGCTGTGGCTGTAACAAGATCATGACC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CATTCTTTGTGAGCACTGACCTGGAAGCACAAAGCTGTTTAGACAGTTGTGACTGAC</text:p>
      <text:p text:style-name="Preformatted_20_Text">Masked <text:s text:c="9"/>TGACATTCTTTGTGAGCACTGACCTGGAAGCACAAAGCTGTTTAGACAGTTGTGACT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CATTCTAGAGTGAAGAACAACACCAATGTATGAAAGTTGCTTAAACTTAAACTTAAA</text:p>
      <text:p text:style-name="Preformatted_20_Text">Masked <text:s text:c="9"/>TGCCATTCTAGAGTGAAGAACAACACCAATGTATGAAAGTTGCTTAAACTTAAACT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GACCAAGTCAGAGGCACTTTTTCCCCCTTTTATCTTTTGTCTATTTATGACAAAATA</text:p>
      <text:p text:style-name="Preformatted_20_Text">Masked <text:s text:c="9"/>GCAGACCAAGTCAGAGGCACTTTTTCCCCCTTTTATCTTTTGTCTATTTATGACAA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GTTAAGCAGCCATTTTTCCAAAAGATATGTGGAATTGTGGAAACCAAAATTTGAGT</text:p>
      <text:p text:style-name="Preformatted_20_Text">Masked <text:s text:c="9"/>AATTGTTAAGCAGCCATTTTTCCAAAAGATATGTGGAATTGTGGAAACCAAAATTTG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GCTCTATTAACAAAAAGCACATAAGACTGCAGTGATAAATTTTGCACTTGAGGATT</text:p>
      <text:p text:style-name="Preformatted_20_Text">Masked <text:s text:c="9"/>AAATGCTCTATTAACAAAAAGCACATAAGACTGCAGTGATAAATTTTGCACTTGAGG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GAAAGTCATTGTTATACTGGGCTTTAGATGCCAGTTCTGGTCTACACCAATTCTGGA</text:p>
      <text:p text:style-name="Preformatted_20_Text">Masked <text:s text:c="9"/>TTGGAAAGTCATTGTTATACTGGGCTTTAGATGCCAGTTCTGGTCTACACCAATTCT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GCATGCTTACTATACAAGAAGATACTATCTTTATTTGATATGTTTGTCATGCTTAAA</text:p>
      <text:p text:style-name="Preformatted_20_Text">Masked <text:s text:c="9"/>ATGGCATGCTTACTATACAAGAAGATACTATCTTTATTTGATATGTTTGTCATGCT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TGAAGTTGTTATTGCTGCTTCTGCTTCTGTTTTTGCGGAAAGTAGAAAAAAGAATG</text:p>
      <text:p text:style-name="Preformatted_20_Text">Masked <text:s text:c="9"/>TCTGTGAAGTTGTTATTGCTGCTTCTGCTTCTGTTTTTGCGGAAAGTAGAAAAAAGA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AAAACAGCTCCAGTGTGCTTTCAGGCTTGCAGGTTTATGTTCCTTAAAATATTAATT</text:p>
      <text:p text:style-name="Preformatted_20_Text">Masked <text:s text:c="9"/>TACAAAACAGCTCCAGTGTGCTTTCAGGCTTGCAGGTTTATGTTCCTTAAAATATT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CAGATTCTTTCTTCAGATAAAAATAACTAATTCCTCCAAAGTACTCAGAAACATAC</text:p>
      <text:p text:style-name="Preformatted_20_Text">Masked <text:s text:c="9"/>CTTTCAGATTCTTTCTTCAGATAAAAATAACTAATTCCTCCAAAGTACTCAGAAACA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ACTCTACGTGGAAGAAATAGAGGGGATCCAGGAAGCTATTGCACCTGCAAGTATAAA</text:p>
      <text:p text:style-name="Preformatted_20_Text">Masked <text:s text:c="9"/>TCCACTCTACGTGGAAGAAATAGAGGGGATCCAGGAAGCTATTGCACCTGCAAGTATAAA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ATGAATCATACACATTGTAGATGAGCAACGTTCACAGCACTTTTGCAGCCTAAACTGTGA</text:p>
      <text:p text:style-name="Preformatted_20_Text">Masked <text:s text:c="9"/>ATGAATCATACACATTGTAGATGAGCAACGTTCACAGCACTTTTGCAGCCTAAACTG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CAGTTTTTTTGTTGCAATTCATTTTCTCAGCAGCATTCTATCAATTAGGAATGTTT</text:p>
      <text:p text:style-name="Preformatted_20_Text">Masked <text:s text:c="9"/>TTTTCAGTTTTTTTGTTGCAATTCATTTTCTCAGCAGCATTCTATCAATTAGGAATG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CAACTGTGCAGTGGATGAAAGAGAAGACAGGAACTCTCTAGCACTCAGAGCTGCAAA</text:p>
      <text:p text:style-name="Preformatted_20_Text">Masked <text:s text:c="9"/>TTACAACTGTGCAGTGGATGAAAGAGAAGACAGGAACTCTCTAGCACTCAGAGCTG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GAGTTCATTCTTTGATCACTGTATGATTTGCCTGATAATGTGAGCCATAACTTGCAG</text:p>
      <text:p text:style-name="Preformatted_20_Text">Masked <text:s text:c="9"/>GAGGAGTTCATTCTTTGATCACTGTATGATTTGCCTGATAATGTGAGCCATAACTTG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TGTTTACCAGTGCGAAATAACTATATTGTTACATATAGCACTGTAAAACAGTTGTGC</text:p>
      <text:p text:style-name="Preformatted_20_Text">Masked <text:s text:c="9"/>TAGTGTTTACCAGTGCGAAATAACTATATTGTTACATATAGCACTGTAAAACAGTTG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CTGCCAAATAGAATAGCAAGTTACAAAGTCCAATCTGCTTTAAGACTAATGATAAAA</text:p>
      <text:p text:style-name="Preformatted_20_Text">Masked <text:s text:c="9"/>AGTCTGCCAAATAGAATAGCAAGTTACAAAGTCCAATCTGCTTTAAGACTAATGAT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TCATCACTTGCAATCAATGTGTATTTTCACAAATAAATATGAGTTTATAAACCAAAT</text:p>
      <text:p text:style-name="Preformatted_20_Text">Masked <text:s text:c="9"/>GCTTCATCACTTGCAATCAATGTGTATTTTCACAAATAAATATGAGTTTATAAACC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GGCATAGCAGAATAAATAGCATGAAGAATATTGCTCAGATCTGCATTTCTTCCACT</text:p>
      <text:p text:style-name="Preformatted_20_Text">Masked <text:s text:c="9"/>ACAGGGCATAGCAGAATAAATAGCATGAAGAATATTGCTCAGATCTGCATTTCTTCC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AAAAAAAACATTGATGTAATTAAAAAAAATTGTTTTCAGTGGCAAGTGACAAATAC</text:p>
      <text:p text:style-name="Preformatted_20_Text">Masked <text:s text:c="9"/>AAGAAAAAAAAACATTGATGTAATTAAAAAAAATTGTTTTCAGTGGCAAGTGACAAA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GAAAGTAGCAGTATTTTTATCTCAAATAAGCTTCCTCCAACACTCTAATAGTCTTCT</text:p>
      <text:p text:style-name="Preformatted_20_Text">Masked <text:s text:c="9"/>AGAGAAAGTAGCAGTATTTTTATCTCAAATAAGCTTCCTCCAACACTCTAATAGTC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CTAGCTAAAATAGAAATGTTTGTAAAAGTAATCCAGAAATGTCAAGCACCTCCAATG</text:p>
      <text:p text:style-name="Preformatted_20_Text">Masked <text:s text:c="9"/>GAACTAGCTAAAATAGAAATGTTTGTAAAAGTAATCCAGAAATGTCAAGCACCTCCA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AATTAGACATTCAAAAATTAAAAAAAAAAAAAAAATTGCACAGAAGAAGAAGTGAT</text:p>
      <text:p text:style-name="Preformatted_20_Text">Masked <text:s text:c="9"/>CTTTNNNNNNNNNNNNNNNNNNNNNNNNNNNNNNNNNNNTTGCACAGAAGAAGAAGTGAT</text:p>
      <text:p text:style-name="Preformatted_20_Text"><text:s text:c="16"/>**** <text:s text:c="34"/>*********************</text:p>
      <text:p text:style-name="Preformatted_20_Text"/>
      <text:p text:style-name="Preformatted_20_Text">Unmasked <text:s text:c="7"/>GAATAATGAGGAAGAACCAAACAACGTCTAGTGAAGCTCAAAGACAAATTTTTTCATCTG</text:p>
      <text:p text:style-name="Preformatted_20_Text">Masked <text:s text:c="9"/>GAATAATGAGGAAGAACCAAACAACGTCTAGTGAAGCTCAAAGACAAATTTTTTCA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TCTCATTACCATGCAGAGCTCCAGAAACTTCATTGAGCTGTATTTAGCAGAGGGTTG</text:p>
      <text:p text:style-name="Preformatted_20_Text">Masked <text:s text:c="9"/>TGATCTCATTACCATGCAGAGCTCCAGAAACTTCATTGAGCTGTATTTAGCAGAGGG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CTTATGTTTTGGATTTATCTTCAGCACAAACACAGGTTTGGAGTTTCTCATAAAGCT</text:p>
      <text:p text:style-name="Preformatted_20_Text">Masked <text:s text:c="9"/>TGCCTTATGTTTTGGATTTATCTTCAGCACAAACACAGGTTTGGAGTTTCTCATAAAGCT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CATTTTCTCAGTATCAATTTTCTTATCCTATATCATACTTCAAAGTCTTTAATTTGTGCT</text:p>
      <text:p text:style-name="Preformatted_20_Text">Masked <text:s text:c="9"/>CATTTTCTCAGTATCAATTTTCTTATCCTATATCATACTTCAAAGTCTTTAATTTG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AACTGAAAGGCAAAAGGGTGAGGGAAAGAAAAAAAAAAAAAAAGGAGTATGATCATA</text:p>
      <text:p text:style-name="Preformatted_20_Text">Masked <text:s text:c="9"/>GTAAACTGAAAGGCAAAAGGGTGAGGGNNNNNNNNNNNNNNNNNNNGGAGTATGATCATA</text:p>
      <text:p text:style-name="Preformatted_20_Text"><text:s text:c="16"/>*************************** <text:s text:c="18"/>**************</text:p>
      <text:p text:style-name="Preformatted_20_Text"/>
      <text:p text:style-name="Preformatted_20_Text">Unmasked <text:s text:c="7"/>ATTTAAAAACAACAACACAAACTCTGTTAAAGCAAAAGCTTTAGAAAAAATGGCCAGCAG</text:p>
      <text:p text:style-name="Preformatted_20_Text">Masked <text:s text:c="9"/>ATTTAAAAACAACAACACAAACTCTGTTAAAGCAAAAGCTTTAGAAAAAATGGCCAG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TCTTGAGAAACTACTGGCAAGAATGGGAGCAAAAAAAAACATGTTAGCTGACGTCT</text:p>
      <text:p text:style-name="Preformatted_20_Text">Masked <text:s text:c="9"/>AATGTCTTGAGAAACTACTGGCAAGAATGGGAGCAAAAAAAAACATGTTAGCTGACG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GTTGATGAGTAGGAATGGATGCAGTGATTTTTGTTGGCAGCAGGTGGTCAGACTTCA</text:p>
      <text:p text:style-name="Preformatted_20_Text">Masked <text:s text:c="9"/>TAGGTTGATGAGTAGGAATGGATGCAGTGATTTTTGTTGGCAGCAGGTGGTCAGAC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CCCAAGAGGTCGATATGCTTTCTTTAAATTTTTAATTCCCACAAATATTTCCTTAAA</text:p>
      <text:p text:style-name="Preformatted_20_Text">Masked <text:s text:c="9"/>TGACCCAAGAGGTCGATATGCTTTCTTTAAATTTTTAATTCCCACAAATATTTCCT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GTTCTGTAAAATTAAAGCTTGTACGTACCGATATAGCTTTATGGGACTGCAATATG</text:p>
      <text:p text:style-name="Preformatted_20_Text">Masked <text:s text:c="9"/>TACTGTTCTGTAAAATTAAAGCTTGTACGTACCGATATAGCTTTATGGGACTGCAAT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AATACAATGCTGGAGCTTACACTGCTCTTAAGATACCATGTCATGAATATAGCTAGT</text:p>
      <text:p text:style-name="Preformatted_20_Text">Masked <text:s text:c="9"/>GTAAATACAATGCTGGAGCTTACACTGCTCTTAAGATACCATGTCATGAATATAGCT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CAAGAGCCAGTCTGAACATATTTTAGTTCCCTTTTCCTCTGCCACTTCTTACCTAATA</text:p>
      <text:p text:style-name="Preformatted_20_Text">Masked <text:s text:c="9"/>GGCAAGAGCCAGTCTGAACATATTTTAGTTCCCTTTTCCTCTGCCACTTCTTACCT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TGAGGACTGCAGCTTTTTTTCTACTGGTCATGATAATAAAAACCACAAGCAAAGCCT</text:p>
      <text:p text:style-name="Preformatted_20_Text">Masked <text:s text:c="9"/>TCCTGAGGACTGCAGCTTTTTTTCTACTGGTCATGATAATAAAAACCACAAGCAAAG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TTAGGCAAGCTCTCTGAGAAGAACTCCTCTTAGCAAACACAATAGGCTTCTAATGTG</text:p>
      <text:p text:style-name="Preformatted_20_Text">Masked <text:s text:c="9"/>CTCTTAGGCAAGCTCTCTGAGAAGAACTCCTCTTAGCAAACACAATAGGCTTCTAA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ACTCCGTGGATTGTCTCATTGTGGGAGCTCATTTTTCTGCTTGTGTCAAAATATTG</text:p>
      <text:p text:style-name="Preformatted_20_Text">Masked <text:s text:c="9"/>ACAGACTCCGTGGATTGTCTCATTGTGGGAGCTCATTTTTCTGCTTGTGTCAAAATA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AGCTTTGGGAAGTCCAGGTAAATTGTTGTACTTGTTTATCTAATAAATAAAAGCGTA</text:p>
      <text:p text:style-name="Preformatted_20_Text">Masked <text:s text:c="9"/>GAGAGCTTTGGGAAGTCCAGGTAAATTGTTGTACTTGTTTATCTAATAAATAAAAGC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TTCAAGAAAAAAAAATGTAAACAATACAAGATATTATATATGACCTTGTATATGTGG</text:p>
      <text:p text:style-name="Preformatted_20_Text">Masked <text:s text:c="9"/>AAGTTCAAGAAAAAAAAATGTAAACAATACAAGATATTATATATGACCTTGTATATG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TCTATTGTAAAATTTTTTTGCAACTAGTTGTCCAGCTGAAAAGTTGCGAAGTTGAC</text:p>
      <text:p text:style-name="Preformatted_20_Text"><text:soft-page-break/>Masked <text:s text:c="9"/>AAATTCTATTGTAAAATTTTTTTGCAACTAGTTGTCCAGCTGAAAAGTTGCGAAGTT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CTGTCTTTTCTCTCTCCAAGGTTTGTGTTTGGTTGCCTCAGTTTTTACTAAAAGCA</text:p>
      <text:p text:style-name="Preformatted_20_Text">Masked <text:s text:c="9"/>AAAACTGTCTTTTCTCTCTCCAAGGTTTGTGTTTGGTTGCCTCAGTTTTTACTAAA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CCTACTTTAAGTGACATTTGCATTTTGAAGACTAAGAAATGAGGGGCAATTGGAGGCA</text:p>
      <text:p text:style-name="Preformatted_20_Text">Masked <text:s text:c="9"/>GCCCTACTTTAAGTGACATTTGCATTTTGAAGACTAAGAAATGAGGGGCAATTGGAG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TTTTCTAGATAGAATCATAAATCATCTAGCTACAAGTCAGCTTAATCTTTTTGTAT</text:p>
      <text:p text:style-name="Preformatted_20_Text">Masked <text:s text:c="9"/>ATTATTTTCTAGATAGAATCATAAATCATCTAGCTACAAGTCAGCTTAATCTTTTTG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TTGTGGCTGTTGGTTTGGAGGTATTTATTTTTTACATATATCATACTCTGAATTGAG</text:p>
      <text:p text:style-name="Preformatted_20_Text">Masked <text:s text:c="9"/>TATTTGTGGCTGTTGGTTTGGAGGTATTTATTTTTTACATATATCATACTCTGAATT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CCAGTCAGTTTCAATGTATATCAGAGATATTAAAAATACTGCAAGTATTTTTTTGTA</text:p>
      <text:p text:style-name="Preformatted_20_Text">Masked <text:s text:c="9"/>ATACCAGTCAGTTTCAATGTATATCAGAGATATTAAAAATACTGCAAGTATTTTTT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GGTCGTGGAAGATATTTTTCTTTCCAGTGGAGCTTCAGAATAGTAGTTAATGGCTTA</text:p>
      <text:p text:style-name="Preformatted_20_Text">Masked <text:s text:c="9"/>GTGGGTCGTGGAAGATATTTTTCTTTCCAGTGGAGCTTCAGAATAGTAGTTAATGGC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CTGTACAAAATGTCCTTTGAAATCATTCAGGATCTTGAAATTCTAGAAGTAGTGGTA</text:p>
      <text:p text:style-name="Preformatted_20_Text">Masked <text:s text:c="9"/>ACACTGTACAAAATGTCCTTTGAAATCATTCAGGATCTTGAAATTCTAGAAGTAGTG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TCTTTTCAGTGGCAAGAACTTGAGGTTTCTTTTTTCCTTGAGATTCAGACAAGTTCT</text:p>
      <text:p text:style-name="Preformatted_20_Text">Masked <text:s text:c="9"/>GGATCTTTTCAGTGGCAAGAACTTGAGGTTTCTTTTTTCCTTGAGATTCAGACAAG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AGTTTTAGTAGAATAATCAGAGTCAAATTAAAGATTCTCATAAGGTAGTCGCTTTAT</text:p>
      <text:p text:style-name="Preformatted_20_Text">Masked <text:s text:c="9"/>GTTAGTTTTAGTAGAATAATCAGAGTCAAATTAAAGATTCTCATAAGGTAGTCGCT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AATGGAATGGAAGTATTACACTGTTCTCATTTTTCTGCAACATTATGTATTTGGTC</text:p>
      <text:p text:style-name="Preformatted_20_Text">Masked <text:s text:c="9"/>ACAGAATGGAATGGAAGTATTACACTGTTCTCATTTTTCTGCAACATTATGTATTTG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GGATTGCAGGAAAGATGAGAAAACATTACAACAGAGGGACAAAAGAGGTTTAGTGGA</text:p>
      <text:p text:style-name="Preformatted_20_Text">Masked <text:s text:c="9"/>TTAGGATTGCAGGAAAGATGAGAAAACATTACAACAGAGGGACAAAAGAGGTTTAGT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CACTGTGGAAAAGATACAGAACACTGTGTGGTCAGGTTGTCTCAGTTTGACAACCAC</text:p>
      <text:p text:style-name="Preformatted_20_Text">Masked <text:s text:c="9"/>ATACACTGTGGAAAAGATACAGAACACTGTGTGGTCAGGTTGTCTCAGTTTGACAAC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TCTGTGTGAATATGCTACTTTCATTTGCTGGCATCAGATATTTTAAAAAATTTTATC</text:p>
      <text:p text:style-name="Preformatted_20_Text">Masked <text:s text:c="9"/>ATGTCTGTGTGAATATGCTACTTTCATTTGCTGGCATCAGATATTTTAAAAAATTTT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AGACAAAGAGGCTGTTGGCCTTTCTCCAAGGACTCCCATAGATTTCCATCTATCCT</text:p>
      <text:p text:style-name="Preformatted_20_Text">Masked <text:s text:c="9"/>AAGAAGACAAAGAGGCTGTTGGCCTTTCTCCAAGGACTCCCATAGATTTCCATCTATCCT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GTCCTGCAGACCTGTTGAAAAGTCTGCCTTTCAAGAATAACTGCTGGCCCTTTCAGTATT</text:p>
      <text:p text:style-name="Preformatted_20_Text">Masked <text:s text:c="9"/>GTCCTGCAGACCTGTTGAAAAGTCTGCCTTTCAAGAATAACTGCTGGCCCTTTCAG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TATCTGAAATATAGGGCTCATTACTCTACAATCTGCCATTCTTTTTATTTGAGCAGA</text:p>
      <text:p text:style-name="Preformatted_20_Text">Masked <text:s text:c="9"/>TCCTATCTGAAATATAGGGCTCATTACTCTACAATCTGCCATTCTTTTTATTTGAGC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TGTCTTTCTGCTTGTTTTTCACACTTCTGCTGTGTACATCTGTAGGTACAGAAAACT</text:p>
      <text:p text:style-name="Preformatted_20_Text">Masked <text:s text:c="9"/>TGCTGTCTTTCTGCTTGTTTTTCACACTTCTGCTGTGTACATCTGTAGGTACAGAAA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ATATCTTGACTGCACTTTCCAAATGTTGAACTCTTAATTAAAAGAAGCTTTATTTAA</text:p>
      <text:p text:style-name="Preformatted_20_Text">Masked <text:s text:c="9"/>GCAATATCTTGACTGCACTTTCCAAATGTTGAACTCTTAATTAAAAGAAGCTTTATT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GTTATTACAACCAGAGTCAAGACAAGTAACTTGAAAATTATTTGTCTCTTCCAAAAA</text:p>
      <text:p text:style-name="Preformatted_20_Text">Masked <text:s text:c="9"/>TTAGTTATTACAACCAGAGTCAAGACAAGTAACTTGAAAATTATTTGTCTCTTCC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AAAAAGTGCTGTACAATGGTAATTTTGAAATCTCTCTGTCTGGAAAAAGAAACAGT</text:p>
      <text:p text:style-name="Preformatted_20_Text">Masked <text:s text:c="9"/>TAAAAAAAAGTGCTGTACAATGGTAATTTTGAAATCTCTCTGTCTGGAAAAAGAAAC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GCAAAATTTATCATTAATATAGAACAATAGTAGGATTTTATGCAAACAGCTAAACTC</text:p>
      <text:p text:style-name="Preformatted_20_Text">Masked <text:s text:c="9"/>CAAGCAAAATTTATCATTAATATAGAACAATAGTAGGATTTTATGCAAACAGCTAAA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CAATCCATACACTTCTATAGAACCTAAATTAGGCTTTTATGTTGCCAACTGACTTTC</text:p>
      <text:p text:style-name="Preformatted_20_Text">Masked <text:s text:c="9"/>CCTCAATCCATACACTTCTATAGAACCTAAATTAGGCTTTTATGTTGCCAACTGAC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TCTGTTTTTATCTTTAATTTGCATTAGTTATTTTCTTTACCTTTTTTTTTCCCCATA</text:p>
      <text:p text:style-name="Preformatted_20_Text">Masked <text:s text:c="9"/>AGATCTGTTTTTATCTTTAATTTGCATTAGTTATTTTCTTTACCTTTTTTTTTCCCC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ATGCATTATATCTTGTCTGTGGATTAGAGCTCAGTTTCTTCAGAGGTTAGCAGCTT</text:p>
      <text:p text:style-name="Preformatted_20_Text">Masked <text:s text:c="9"/>TCTTATGCATTATATCTTGTCTGTGGATTAGAGCTCAGTTTCTTCAGAGGTTAGCAG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TAATTTTTTTTCACAATAACTGAGTTCACACGTATGCACACTTTTATTCTTAAAATG</text:p>
      <text:p text:style-name="Preformatted_20_Text">Masked <text:s text:c="9"/>TTGTAATTTTTTTTCACAATAACTGAGTTCACACGTATGCACACTTTTATTCTTAAA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GCACTGTAAATTTTCTTTGTTACTTTCTAGAAAACTCACCAATATTTGATTCGGTTT</text:p>
      <text:p text:style-name="Preformatted_20_Text">Masked <text:s text:c="9"/>ATAGCACTGTAAATTTTCTTTGTTACTTTCTAGAAAACTCACCAATATTTGATTCGG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TACTATGAGTTTTTTAAAAACCTGCTATCATTTGTTAATAGAAATAAAAAAAGCTAG</text:p>
      <text:p text:style-name="Preformatted_20_Text">Masked <text:s text:c="9"/>TAATACTATGAGTTTTTTAAAAACCTGCTATCATTTGTTAATAGAAATAAAAAAAGC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TGAGAAGCAAAGTTTTTTTCCTTTATAAACCATATTCATATGTCTTTTGAAGAATTG</text:p>
      <text:p text:style-name="Preformatted_20_Text">Masked <text:s text:c="9"/>TGGTGAGAAGCAAAGTTTTTTTCCTTTATAAACCATATTCATATGTCTTTTGAAGAA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AATTCCTTGTACAGGCTACAGTAACACACATTTAATTTGCTGAACTAAAAATCATAT</text:p>
      <text:p text:style-name="Preformatted_20_Text">Masked <text:s text:c="9"/>CACAATTCCTTGTACAGGCTACAGTAACACACATTTAATTTGCTGAACTAAAAATCATAT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GTGCACATCTGCTGTTGCCTTCATTGATCCAGTGGTGCTATTTACTCAAAGGAAAAGCAA</text:p>
      <text:p text:style-name="Preformatted_20_Text">Masked <text:s text:c="9"/>GTGCACATCTGCTGTTGCCTTCATTGATCCAGTGGTGCTATTTACTCAAAGGAAAAG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CAGGGGGAAGCTGAAGTGAAATACTCTTTTGGATTCATCAAGATGGAAATGAAATAA</text:p>
      <text:p text:style-name="Preformatted_20_Text">Masked <text:s text:c="9"/>CCACAGGGGGAAGCTGAAGTGAAATACTCTTTTGGATTCATCAAGATGGAAATGAA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GTATTTATTTTTGTTTTGTTTTTGATCAGGCTGCCAGTTCAGACTGACATTTCCAGA</text:p>
      <text:p text:style-name="Preformatted_20_Text">Masked <text:s text:c="9"/>TATGTATTTATTTTTGTTTTGTTTTTGATCAGGCTGCCAGTTCAGACTGACATTTCC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ATTTGGGAAAAATAGATTTGGAATTTTTACTTTTATTATCTATGTTGTAAATAATG</text:p>
      <text:p text:style-name="Preformatted_20_Text">Masked <text:s text:c="9"/>GAAAATTTGGGAAAAATAGATTTGGAATTTTTACTTTTATTATCTATGTTGTAAATA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AATTGCACTTGTACATTGAAATGTAAATGTAATCTACTCTTTGAAGAATTCTGTGCA</text:p>
      <text:p text:style-name="Preformatted_20_Text">Masked <text:s text:c="9"/>GAGAATTGCACTTGTACATTGAAATGTAAATGTAATCTACTCTTTGAAGAATTCTGT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TATCTTCATATCTGTGTGAGTCCTATCTGAAGGAAGTAGAAAATGGGAAAGCATAC</text:p>
      <text:p text:style-name="Preformatted_20_Text">Masked <text:s text:c="9"/>AATGTATCTTCATATCTGTGTGAGTCCTATCTGAAGGAAGTAGAAAATGGGAAAGCA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GGCAAATCTCCTTGATCAACACATGGGAACCAAAACCACAGCATTTTTCTAGATATG</text:p>
      <text:p text:style-name="Preformatted_20_Text">Masked <text:s text:c="9"/>TTAGGCAAATCTCCTTGATCAACACATGGGAACCAAAACCACAGCATTTTTCTAGAT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CAAACACATCCATCTCCTTGCAAAGAAACTGTTACTGTGTATCTTGTGCTGCTTCCA</text:p>
      <text:p text:style-name="Preformatted_20_Text">Masked <text:s text:c="9"/>AATCAAACACATCCATCTCCTTGCAAAGAAACTGTTACTGTGTATCTTGTGCTGCTT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GTTTAGAAGGTGAATACTTAGAAATATTTTGTACTGAGTCTAAGAGAATGCAAACAG</text:p>
      <text:p text:style-name="Preformatted_20_Text">Masked <text:s text:c="9"/>GCAGTTTAGAAGGTGAATACTTAGAAATATTTTGTACTGAGTCTAAGAGAATGCAAA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TTGGAATATTACCTAAGTACGTCTTGCATGAGACTCCTCTGTCTAACATGCACATT</text:p>
      <text:p text:style-name="Preformatted_20_Text">Masked <text:s text:c="9"/>AAAGTTGGAATATTACCTAAGTACGTCTTGCATGAGACTCCTCTGTCTAACATGCAC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CTTCGGGTAGGAAAGATGGGGTAAACTTAATCCAGTTTCACAATCTTTTCAAGTTCC</text:p>
      <text:p text:style-name="Preformatted_20_Text">Masked <text:s text:c="9"/>GCACTTCGGGTAGGAAAGATGGGGTAAACTTAATCCAGTTTCACAATCTTTTCAAGT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TTCATTAAGTACAACATATTGTATGTGCTAATGGAAAAGGTAACTGCTGTCCCTTCT</text:p>
      <text:p text:style-name="Preformatted_20_Text">Masked <text:s text:c="9"/>TGTTTCATTAAGTACAACATATTGTATGTGCTAATGGAAAAGGTAACTGCTGTCCC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AAGGGAAATGCAAAAACAGCAGAGAACACAAATAAAAGAATTTCTTTATCCCAGTTC</text:p>
      <text:p text:style-name="Preformatted_20_Text">Masked <text:s text:c="9"/>GGGAAGGGAAATGCAAAAACAGCAGAGAACACAAATAAAAGAATTTCTTTATCCCAG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ATCTGCCTACCTGAACAGTTAGATTGCAGCTTAGAATCCTCAATACAGCTCCTGTTA</text:p>
      <text:p text:style-name="Preformatted_20_Text">Masked <text:s text:c="9"/>TCCATCTGCCTACCTGAACAGTTAGATTGCAGCTTAGAATCCTCAATACAGCTCCTG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GTTTATTAAATCAGGAAATGATTATATACATCATAGAGAAGCAGAAAGATTTCTCAG</text:p>
      <text:p text:style-name="Preformatted_20_Text">Masked <text:s text:c="9"/>TATGTTTATTAAATCAGGAAATGATTATATACATCATAGAGAAGCAGAAAGATTTCTCAG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TTTCTTACCCTCCTTTGATTCTCAGAGTGCTACCCTCACTACTTAGCTCACTGTGAGAGA</text:p>
      <text:p text:style-name="Preformatted_20_Text">Masked <text:s text:c="9"/>TTTCTTACCCTCCTTTGATTCTCAGAGTGCTACCCTCACTACTTAGCTCACTGTGAG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TATGTTGTTGATTGTAAGCCCCTCTACATCTCCAGGAGCTTGTTTTTATGACCTTAT</text:p>
      <text:p text:style-name="Preformatted_20_Text">Masked <text:s text:c="9"/>GGTTATGTTGTTGATTGTAAGCCCCTCTACATCTCCAGGAGCTTGTTTTTATGACC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CTGTTTGATAAGGACAATATTTGAAATCTGTTCACAGTGCCAGGAAGGCATTTTTT</text:p>
      <text:p text:style-name="Preformatted_20_Text">Masked <text:s text:c="9"/>ACATCTGTTTGATAAGGACAATATTTGAAATCTGTTCACAGTGCCAGGAAGGCAT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CAAATCAATTGATGTAGGTAGTCCTTACAGAAAATAAACAGTCCTGACAGGGCAGT</text:p>
      <text:p text:style-name="Preformatted_20_Text">Masked <text:s text:c="9"/>AAAACAAATCAATTGATGTAGGTAGTCCTTACAGAAAATAAACAGTCCTGACAGGGC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GATTGTTTAATGCCTTTGAAAGCCTGTATGAATGTAATTGATCTTGTTATTGTTAT</text:p>
      <text:p text:style-name="Preformatted_20_Text">Masked <text:s text:c="9"/>AGTGGATTGTTTAATGCCTTTGAAAGCCTGTATGAATGTAATTGATCTTGTTATTG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GAAAAGTTCTCAGAAACTGCACATCACAACAAGAAAAGTTTCTTAAAAGCCTTATTG</text:p>
      <text:p text:style-name="Preformatted_20_Text">Masked <text:s text:c="9"/>ATAGAAAAGTTCTCAGAAACTGCACATCACAACAAGAAAAGTTTCTTAAAAGCCTTA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ACTTCTGAAAGGTTTACATGCTGAATATCTGTTATCCCAAACATTCATTTTACCCTA</text:p>
      <text:p text:style-name="Preformatted_20_Text">Masked <text:s text:c="9"/>CCAACTTCTGAAAGGTTTACATGCTGAATATCTGTTATCCCAAACATTCATTTTACC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TAGTATGAAATGCTTTCCTTAATGGAAAAAAATTGGATGGAAGAAAGAAGAATCAAT</text:p>
      <text:p text:style-name="Preformatted_20_Text">Masked <text:s text:c="9"/>GCTTAGTATGAAATGCTTTCCTTAATGGAAAAAAATTGGATGGAAGAAAGAAGAATC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TTCCTATAACTTTCAAAAGAAATAAGCTTCTGAGATGGCCAAGCTACTGATTAGATT</text:p>
      <text:p text:style-name="Preformatted_20_Text">Masked <text:s text:c="9"/>TTATTCCTATAACTTTCAAAAGAAATAAGCTTCTGAGATGGCCAAGCTACTGATTAG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ATTTACAAGTTCTGAATACTTAAAACACTGTATTTTTGATGGTTTACATTTTGCTAC</text:p>
      <text:p text:style-name="Preformatted_20_Text">Masked <text:s text:c="9"/>GTCATTTACAAGTTCTGAATACTTAAAACACTGTATTTTTGATGGTTTACATTTTGC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GTTAAAAAAAAACAAAGAAACAATTACAAAAACAAAAACGAAAAACATGCAATAGT</text:p>
      <text:p text:style-name="Preformatted_20_Text">Masked <text:s text:c="9"/>TGAAGTTNNNNNNNNNNNNNNNNNNNNNNNNNNNNNNNNNNNNNNNNNNNNTGCAATAGT</text:p>
      <text:p text:style-name="Preformatted_20_Text"><text:s text:c="16"/>******* <text:s text:c="43"/>*********</text:p>
      <text:p text:style-name="Preformatted_20_Text"/>
      <text:p text:style-name="Preformatted_20_Text">Unmasked <text:s text:c="7"/>CCTGACTCAAGAGAGATCAAAGCCAGAAGTTTTTGTTATTCTTTCTGGCATTGAAATCAG</text:p>
      <text:p text:style-name="Preformatted_20_Text">Masked <text:s text:c="9"/>CCTGACTCAAGAGAGATCAAAGCCAGAAGTTTTTGTTATTCTTTCTGGCATTGAAAT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AATTTTCTCATTATGTGGGTAAAATCAGTGCTTTGTGAGGTTTTATGTGAGAAATCT</text:p>
      <text:p text:style-name="Preformatted_20_Text">Masked <text:s text:c="9"/>CCTAATTTTCTCATTATGTGGGTAAAATCAGTGCTTTGTGAGGTTTTATGTGAGAAA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TGATTAGTGATATATATATATGTATCTATGCAGTGTGACTGTGTGTGTGTCTGAGC</text:p>
      <text:p text:style-name="Preformatted_20_Text">Masked <text:s text:c="9"/>TGAATGATTAGTGATATATATATATGTATCTATGCAGTGTGACTGTGTGTGTGTCTG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TGTATAACAACCAGCAACCAGTAGATAGCTTAAGCCTGATAATCTCCATAGTACATG</text:p>
      <text:p text:style-name="Preformatted_20_Text"><text:soft-page-break/>Masked <text:s text:c="9"/>GCATGTATAACAACCAGCAACCAGTAGATAGCTTAAGCCTGATAATCTCCATAGTAC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ATTTCCTCCCTTTCCTACAAGAGAAAAAGAGATAGTCGAGTACTCTGGGGATAGGTT</text:p>
      <text:p text:style-name="Preformatted_20_Text">Masked <text:s text:c="9"/>TGCATTTCCTCCCTTTCCTACAAGAGAAAAAGAGATAGTCGAGTACTCTGGGGATAG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AACTGTTTTGGCTGCTTTTCTTTTAAGTAGCTCTGTAGTACAATGTAGTTTGGAAAG</text:p>
      <text:p text:style-name="Preformatted_20_Text">Masked <text:s text:c="9"/>TCAAACTGTTTTGGCTGCTTTTCTTTTAAGTAGCTCTGTAGTACAATGTAGTTTGG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GAATTTCTTGGTGGATTGAAAGACTGAGAAAGTTAAATTTATGTTGCAGAAGTCACA</text:p>
      <text:p text:style-name="Preformatted_20_Text">Masked <text:s text:c="9"/>ACTGAATTTCTTGGTGGATTGAAAGACTGAGAAAGTTAAATTTATGTTGCAGAAGTC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AAACTACTCCAGCTTATCAGGAAATTCATAACATGACAGAACCAAACAGAAGGTAA</text:p>
      <text:p text:style-name="Preformatted_20_Text">Masked <text:s text:c="9"/>AGTGAAACTACTCCAGCTTATCAGGAAATTCATAACATGACAGAACCAAACAGAAGG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GAGTAGACAACCACAGTTCAGAAGATCTTGTTAATGGAGTTAAAAAACTACTGAATG</text:p>
      <text:p text:style-name="Preformatted_20_Text">Masked <text:s text:c="9"/>AAGGAGTAGACAACCACAGTTCAGAAGATCTTGTTAATGGAGTTAAAAAACTACTGA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ACTGAAACTGTACTGGCTGAAGACACAGTTCATTTGTTGATCTTATTCTAAAATATT</text:p>
      <text:p text:style-name="Preformatted_20_Text">Masked <text:s text:c="9"/>CTCACTGAAACTGTACTGGCTGAAGACACAGTTCATTTGTTGATCTTATTCTAAAA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CAGACCATTATGTACTGTACTGGATAATGATAATCTTTGTTTCTAAACAAAGAATT</text:p>
      <text:p text:style-name="Preformatted_20_Text">Masked <text:s text:c="9"/>TTTTCAGACCATTATGTACTGTACTGGATAATGATAATCTTTGTTTCTAAACAAAG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AGCAGTTACTAGCTATAATATCTCTGCTTCATAACATTAGTTTTACATTTTGACCTT</text:p>
      <text:p text:style-name="Preformatted_20_Text">Masked <text:s text:c="9"/>TAGAGCAGTTACTAGCTATAATATCTCTGCTTCATAACATTAGTTTTACATTTTGAC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GCATAAAATGGATCTCACTTAGTACAAGCTATCAATCGGTTCTGACACCACTGTCTG</text:p>
      <text:p text:style-name="Preformatted_20_Text">Masked <text:s text:c="9"/>CCTGCATAAAATGGATCTCACTTAGTACAAGCTATCAATCGGTTCTGACACCACTG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GCAAAGGAGCAGCCCCTGCTGCTGGTGACAACTATAACACAAGAGTGGACCCAGGCC</text:p>
      <text:p text:style-name="Preformatted_20_Text">Masked <text:s text:c="9"/>CTGGCAAAGGAGCAGCCCCTGCTGCTGGTGACAACTATAACACAAGAGTGGACCCAG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GTGGTGTGACTACCTCACTTCCCTTTGCTCAGATCTTTCACTGAACTGTGTAACAAC</text:p>
      <text:p text:style-name="Preformatted_20_Text">Masked <text:s text:c="9"/>ATTGTGGTGTGACTACCTCACTTCCCTTTGCTCAGATCTTTCACTGAACTGTGTAAC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ACTGAATCAAACTGTATTCAGCTTTTGTTCTCAGTTCATTGAAGGCTGATCCTGAAA</text:p>
      <text:p text:style-name="Preformatted_20_Text">Masked <text:s text:c="9"/>TGCACTGAATCAAACTGTATTCAGCTTTTGTTCTCAGTTCATTGAAGGCTGATCCT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CTTAAATAGAGCTGTCCAATTAAAACATCTTCTACTGAAACTGAGTTTTGCCCACTT</text:p>
      <text:p text:style-name="Preformatted_20_Text">Masked <text:s text:c="9"/>GGTCTTAAATAGAGCTGTCCAATTAAAACATCTTCTACTGAAACTGAGTTTTGCCCA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AACTGTTTGTCTTTTTCCTTTTTGCTTACTGGTTGTCATTTCTTCACATTTTACTCCA</text:p>
      <text:p text:style-name="Preformatted_20_Text">Masked <text:s text:c="9"/>CGANNNNNNNNNNNNNNNNNNNNNNNNNNNNNNNNNNNNNNNNNNNNNNNNNNNNNNNNN</text:p>
      <text:p text:style-name="Preformatted_20_Text"><text:s text:c="16"/>*** <text:s text:c="56"/></text:p>
      <text:p text:style-name="Preformatted_20_Text"/>
      <text:p text:style-name="Preformatted_20_Text"><text:soft-page-break/>Unmasked <text:s text:c="7"/>TACATTTTCACTTTCAGTCCACCCATGTACAGTGTTTATCAGATACAAAATGGAGAACAG</text:p>
      <text:p text:style-name="Preformatted_20_Text">Masked <text:s text:c="9"/>NNNNNNNNNNNNNNCAGTCCACCCATGTACAGTGTTTATCAGATACAAAATGGAGAACAG</text:p>
      <text:p text:style-name="Preformatted_20_Text"><text:s text:c="30"/>**********************************************</text:p>
      <text:p text:style-name="Preformatted_20_Text"/>
      <text:p text:style-name="Preformatted_20_Text">Unmasked <text:s text:c="7"/>AAACAAGGACAAAGCAGGGGAAGGTGGAGAGCAGTAGGGAAGCAAATTGCTGAGAAGGGA</text:p>
      <text:p text:style-name="Preformatted_20_Text">Masked <text:s text:c="9"/>AAACAAGGACAAAGCAGGGGAAGGTGGAGAGCAGTAGGGAAGCAAATTGCTGAGAAG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AAATCTGACACACAATCCCTCCAAAACAGAAAACTTTCTGTTTATGCAACTTTCA</text:p>
      <text:p text:style-name="Preformatted_20_Text">Masked <text:s text:c="9"/>AAAAAAAATCTGACACACAATCCCTCCAAAACAGAAAACTTTCTGTTTATGCAACT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CTCCAAAGGTCTGGTATGAATAACACTATTCTGATGTACTGTGCAGGTTTCTATGCT</text:p>
      <text:p text:style-name="Preformatted_20_Text">Masked <text:s text:c="9"/>GTTCTCCAAAGGTCTGGTATGAATAACACTATTCTGATGTACTGTGCAGGTTTCTA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AAGCACAGGATACTCATATCTTTTGAAATGCTTTAATTTTGAAGTTGTGAATATCTT</text:p>
      <text:p text:style-name="Preformatted_20_Text">Masked <text:s text:c="9"/>TCTAAGCACAGGATACTCATATCTTTTGAAATGCTTTAATTTTGAAGTTGTGAATA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TGTAAATATATACCAGGTGTTTACTTCCTAGTTCCAGAAATAATCAGAAATCATGCTA</text:p>
      <text:p text:style-name="Preformatted_20_Text">Masked <text:s text:c="9"/>CGTGTAAATATATACCAGGTGTTTACTTCCTAGTTCCAGAAATAATCAGAAATCATG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CAAAAGGAGCTGCATGATCACTGTCTGAATGCAGAACCTGTCGTGAAAAATTTAAA</text:p>
      <text:p text:style-name="Preformatted_20_Text">Masked <text:s text:c="9"/>TGAACAAAAGGAGCTGCATGATCACTGTCTGAATGCAGAACCTGTCGTGAAAAATT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TTATATAACCACAGCAAGGATACAATAAAGTGCTTAGCTTTTCTAACCCTACAGGAA</text:p>
      <text:p text:style-name="Preformatted_20_Text">Masked <text:s text:c="9"/>AGATTATATAACCACAGCAAGGATACAATAAAGTGCTTAGCTTTTCTAACCCTACAG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GTGCTACAATATCTCCACAGCCAATCAGCAGTACTACAAGCCTCAGACCAGGAAATT</text:p>
      <text:p text:style-name="Preformatted_20_Text">Masked <text:s text:c="9"/>GATGTGCTACAATATCTCCACAGCCAATCAGCAGTACTACAAGCCTCAGACCAGGA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</text:p>
      <text:p text:style-name="Preformatted_20_Text">Masked <text:s text:c="9"/>C</text:p>
      <text:p text:style-name="P2"><text:s text:c="16"/>*</text:p>
      <text:p text:style-name="Horizontal_20_Line"><text:bookmark text:name="clustalw.dnd"/></text:p>
      <text:p text:style-name="Preformatted_20_Text"><text:a xlink:type="simple" xlink:href="https://www.genome.jp/tools-bin/pushfile?2204042210026vD6u+clustalw.dnd" text:style-name="Internet_20_link" text:visited-style-name="Visited_20_Internet_20_Link">clustalw.dnd</text:a></text:p>
      <text:p text:style-name="Preformatted_20_Text"/>
      <text:p text:style-name="P2">(Unmasked:0.070579,Masked:0.070579);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4T19:08:32.255718848</meta:creation-date>
    <dc:date>2022-04-08T12:09:50.383118686</dc:date>
    <meta:editing-duration>PT6M2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8" meta:paragraph-count="1662" meta:word-count="2750" meta:character-count="124905" meta:non-whitespace-character-count="101656"/>
  </office:meta>
</office:document-meta>
</file>